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7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436cm"/>
    </style:style>
    <style:style style:name="co4" style:family="table-column">
      <style:table-column-properties fo:break-before="auto" style:column-width="0.407cm"/>
    </style:style>
    <style:style style:name="co5" style:family="table-column">
      <style:table-column-properties fo:break-before="auto" style:column-width="5.2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map style:condition="cell-content()=&quot;X&quot;" style:apply-style-name="Bad" style:base-cell-address="Sheet1.B1"/>
      <style:map style:condition="cell-content()=&quot;G&quot;" style:apply-style-name="Good" style:base-cell-address="Sheet1.B1"/>
      <style:map style:condition="cell-content()=&quot;I&quot;" style:apply-style-name="Neutral" style:base-cell-address="Sheet1.B1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X&quot;" style:apply-style-name="Bad" style:base-cell-address="Sheet1.B1"/>
      <style:map style:condition="cell-content()=&quot;G&quot;" style:apply-style-name="Good" style:base-cell-address="Sheet1.B1"/>
      <style:map style:condition="cell-content()=&quot;I&quot;" style:apply-style-name="Neutral" style:base-cell-address="Sheet1.B1"/>
    </style:style>
    <style:style style:name="ce4" style:family="table-cell" style:parent-style-name="Default">
      <style:text-properties style:use-window-font-color="tru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Good">
      <style:table-cell-properties style:text-align-source="fix" style:repeat-content="false"/>
      <style:paragraph-properties fo:text-align="center" fo:margin-left="0cm"/>
      <style:text-properties style:font-weight-asian="bold" style:font-weight-complex="bold"/>
    </style:style>
    <style:style style:name="ce8" style:family="table-cell" style:parent-style-name="Neutral">
      <style:table-cell-properties style:text-align-source="fix" style:repeat-content="false"/>
      <style:paragraph-properties fo:text-align="center" fo:margin-left="0cm"/>
      <style:text-properties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Bad">
      <style:table-cell-properties style:text-align-source="fix" style:repeat-content="false"/>
      <style:paragraph-properties fo:text-align="center" fo:margin-left="0cm"/>
      <style:text-properties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2" table:number-columns-repeated="1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ce3"/>
        <table:table-column table:style-name="co2" table:number-columns-repeated="16" table:default-cell-style-name="Default"/>
        <table:table-row table:style-name="ro1">
          <table:table-cell table:style-name="ce1" office:value-type="string" calcext:value-type="string">
            <text:p>Unique endpoints 29-04-20: 684 HTTP &amp; 89 HTTPS = 773 total. Tests done with <text:span text:style-name="T1">CORS checks disabled </text:span>in the browser:</text:p>
          </table:table-cell>
          <table:table-cell table:style-name="ce2"/>
          <table:table-cell table:number-columns-repeated="9"/>
          <table:table-cell table:style-name="ce5"/>
          <table:table-cell table:style-name="ce9"/>
          <table:table-cell table:number-columns-repeated="6"/>
          <table:table-cell table:style-name="ce1" office:value-type="string" calcext:value-type="string">
            <text:p>Unique endpoints 29-04-20: 684 HTTP &amp; 89 HTTPS = 773 total. Tests done with <text:span text:style-name="T1">CORS checks disabled </text:span>in the browser:</text:p>
          </table:table-cell>
          <table:table-cell table:style-name="ce2"/>
          <table:table-cell table:number-columns-repeated="16"/>
        </table:table-row>
        <table:table-row table:style-name="ro1">
          <table:table-cell table:style-name="ce1" office:value-type="string" calcext:value-type="string">
            <text:p>684 Unique HTTP URLs </text:p>
          </table:table-cell>
          <table:table-cell table:style-name="Default" office:value-type="string" calcext:value-type="string">
            <text:p>Checked using Firefox</text:p>
          </table:table-cell>
          <table:table-cell/>
          <table:table-cell table:style-name="ce4" table:number-columns-repeated="5"/>
          <table:table-cell/>
          <table:table-cell table:style-name="ce5" office:value-type="string" calcext:value-type="string">
            <text:p>Key:</text:p>
          </table:table-cell>
          <table:table-cell table:style-name="ce7" office:value-type="string" calcext:value-type="string">
            <text:p>G(ood)</text:p>
          </table:table-cell>
          <table:table-cell table:style-name="ce8" office:value-type="string" calcext:value-type="string">
            <text:p>I(nvalid)</text:p>
          </table:table-cell>
          <table:table-cell table:style-name="ce10" office:value-type="string" calcext:value-type="string">
            <text:p>X(fail)</text:p>
          </table:table-cell>
          <table:table-cell table:style-name="ce11" table:number-columns-repeated="2"/>
          <table:table-cell table:number-columns-repeated="4"/>
          <table:table-cell table:style-name="ce1" office:value-type="string" calcext:value-type="string">
            <text:p>89 Unique HTTPS URIs</text:p>
          </table:table-cell>
          <table:table-cell table:style-name="Default" office:value-type="string" calcext:value-type="string">
            <text:p>Checked using Firefox</text:p>
          </table:table-cell>
          <table:table-cell table:number-columns-repeated="7"/>
          <table:table-cell table:style-name="ce5" office:value-type="string" calcext:value-type="string">
            <text:p>Key:</text:p>
          </table:table-cell>
          <table:table-cell table:style-name="ce7" office:value-type="string" calcext:value-type="string">
            <text:p>G(ood)</text:p>
          </table:table-cell>
          <table:table-cell table:style-name="ce8" office:value-type="string" calcext:value-type="string">
            <text:p>I(nvalid)</text:p>
          </table:table-cell>
          <table:table-cell table:style-name="ce10" office:value-type="string" calcext:value-type="string">
            <text:p>X(fail)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 vlab.happybeing.com</text:p>
          </table:table-cell>
          <table:table-cell table:style-name="ce2"/>
          <table:table-cell table:number-columns-repeated="9"/>
          <table:table-cell table:style-name="ce5"/>
          <table:table-cell table:style-name="ce9"/>
          <table:table-cell table:number-columns-repeated="6"/>
          <table:table-cell table:style-name="ce1" office:value-type="string" calcext:value-type="string">
            <text:p>HTTPS <text:a xlink:href="https://visualisation-lab.zeit-now6.now.sh/" xlink:type="simple">https://visualisation-lab.zeit-now6.now.sh/</text:a></text:p>
          </table:table-cell>
          <table:table-cell table:style-name="ce2"/>
          <table:table-cell table:number-columns-repeated="16"/>
        </table:table-row>
        <table:table-row table:style-name="ro1">
          <table:table-cell office:value-type="string" calcext:value-type="string">
            <text:p>Endpoint URL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SPARQL Endpoint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XML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1.0 ASK[.]</text:p>
          </table:table-cell>
          <table:table-cell office:value-type="string" calcext:value-type="string">
            <text:p>1.0 CON[.]</text:p>
          </table:table-cell>
          <table:table-cell office:value-type="string" calcext:value-type="string">
            <text:p>1.0 CON[JOIN]</text:p>
          </table:table-cell>
          <table:table-cell office:value-type="string" calcext:value-type="string">
            <text:p>1.0 CON[OPT]</text:p>
          </table:table-cell>
          <table:table-cell office:value-type="string" calcext:value-type="string">
            <text:p>1.1 ASK[FIL(!IN)]</text:p>
          </table:table-cell>
          <table:table-cell office:value-type="string" calcext:value-type="string">
            <text:p>1.1 CON-[.]</text:p>
          </table:table-cell>
          <table:table-cell office:value-type="string" calcext:value-type="string">
            <text:p>1.1 SEL[AVG]</text:p>
          </table:table-cell>
          <table:table-cell office:value-type="string" calcext:value-type="string">
            <text:p>1.1 SEL[BIND]</text:p>
          </table:table-cell>
          <table:table-cell office:value-type="string" calcext:value-type="string">
            <text:p>1.1 SEL[FIL(!EXISTS)]</text:p>
          </table:table-cell>
          <table:table-cell office:value-type="string" calcext:value-type="string">
            <text:p>Custom Query</text:p>
          </table:table-cell>
          <table:table-cell/>
          <table:table-cell office:value-type="string" calcext:value-type="string">
            <text:p>Endpoint URL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SPARQL Endpoint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XML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1.0 ASK[.]</text:p>
          </table:table-cell>
          <table:table-cell office:value-type="string" calcext:value-type="string">
            <text:p>1.0 CON[.]</text:p>
          </table:table-cell>
          <table:table-cell office:value-type="string" calcext:value-type="string">
            <text:p>1.0 CON[JOIN]</text:p>
          </table:table-cell>
          <table:table-cell office:value-type="string" calcext:value-type="string">
            <text:p>1.0 CON[OPT]</text:p>
          </table:table-cell>
          <table:table-cell office:value-type="string" calcext:value-type="string">
            <text:p>1.1 ASK[FIL(!IN)]</text:p>
          </table:table-cell>
          <table:table-cell office:value-type="string" calcext:value-type="string">
            <text:p>1.1 CON-[.]</text:p>
          </table:table-cell>
          <table:table-cell office:value-type="string" calcext:value-type="string">
            <text:p>1.1 SEL[AVG]</text:p>
          </table:table-cell>
          <table:table-cell office:value-type="string" calcext:value-type="string">
            <text:p>1.1 SEL[BIND]</text:p>
          </table:table-cell>
          <table:table-cell office:value-type="string" calcext:value-type="string">
            <text:p>1.1 SEL[FIL(!EXISTS)]</text:p>
          </table:table-cell>
          <table:table-cell office:value-type="string" calcext:value-type="string">
            <text:p>Custom Query</text:p>
          </table:table-cell>
        </table:table-row>
        <table:table-row table:style-name="ro1">
          <table:table-cell office:value-type="string" calcext:value-type="string">
            <text:p>http://canlink.library.ualberta.ca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anlink.library.ualberta.ca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sparql.geo.admin.ch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arql.geo.admin.ch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: got Ttl</text:p>
          </table:table-cell>
          <table:table-cell table:number-columns-repeated="9"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datos.bcn.cl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os.bcn.cl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api.aucklandmuseum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pi.aucklandmuseum.com</text:p>
          </table:table-cell>
          <table:table-cell office:value-type="string" calcext:value-type="string">
            <text:p>1.0 (inferred)</text:p>
          </table:table-cell>
          <table:table-cell table:number-columns-repeated="3" office:value-type="string" calcext:value-type="string">
            <text:p>error: 400 Bad Request</text:p>
          </table:table-cell>
          <table:table-cell office:value-type="string" calcext:value-type="string">
            <text:p>yes</text:p>
          </table:table-cell>
          <table:table-cell table:number-columns-repeated="9" office:value-type="string" calcext:value-type="string">
            <text:p>error: 400 Bad Reques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imgpedia.dcc.uchile.cl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mgpedia.dcc.uchile.cl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2" office:value-type="string" calcext:value-type="string">
            <text:p>yes Ttl</text:p>
          </table:table-cell>
          <table:table-cell office:value-type="string" calcext:value-type="string">
            <text:p>error: 502 Proxy Error</text:p>
          </table:table-cell>
          <table:table-cell table:number-columns-repeated="6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idsm.elixir-czech.cz/sparql/endpoint/ids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dsm.elixir-czech.cz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406</text:p>
          </table:table-cell>
          <table:table-cell table:number-columns-repeated="12"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www.imagesnippets.com/sparql/image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ww.imagesnippets.com</text:p>
          </table:table-cell>
          <table:table-cell office:value-type="string" calcext:value-type="string">
            <text:p>error 404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table:number-columns-repeated="2" office:value-type="string" calcext:value-type="string">
            <text:p>yes Json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Js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data.gov.cz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a.gov.cz</text:p>
          </table:table-cell>
          <table:table-cell office:value-type="string" calcext:value-type="string">
            <text:p>1.1 (inferred)</text:p>
          </table:table-cell>
          <table:table-cell table:number-columns-repeated="13"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dbpedia-live.openlinksw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bpedia-live.openlinksw.com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ruian.linked.opendata.cz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uian.linked.opendata.cz</text:p>
          </table:table-cell>
          <table:table-cell office:value-type="string" calcext:value-type="string">
            <text:p>1.1 (inferred)</text:p>
          </table:table-cell>
          <table:table-cell table:number-columns-repeated="13"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demo.openlinksw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emo.openlinksw.com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dbmi-icode-01.dbmi.pitt.edu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bmi-icode-01.dbmi.pitt.edu</text:p>
          </table:table-cell>
          <table:table-cell office:value-type="string" calcext:value-type="string">
            <text:p>1.1 (inferred)</text:p>
          </table:table-cell>
          <table:table-cell table:number-columns-repeated="13"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geosparql.demo.openlinksw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eosparql.demo.openlinksw.com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eagle-i.itmat.upenn.edu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agle-i.itmat.upenn.edu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error: 406 Not Acceptable</text:p>
          </table:table-cell>
          <table:table-cell table:number-columns-repeated="9"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wikidata.demo.openlinksw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ikidata.demo.openlinksw.com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2" office:value-type="string" calcext:value-type="string">
            <text:p>yes Ttl</text:p>
          </table:table-cell>
          <table:table-cell office:value-type="string" calcext:value-type="string">
            <text:p>error: 504 Gateway Timeout</text:p>
          </table:table-cell>
          <table:table-cell table:number-columns-repeated="6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opendata.aragon.es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pendata.aragon.es</text:p>
          </table:table-cell>
          <table:table-cell office:value-type="string" calcext:value-type="string">
            <text:p>1.1 (inferred)</text:p>
          </table:table-cell>
          <table:table-cell table:number-columns-repeated="13"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lod.openlinksw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od.openlinksw.com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error: 500 SPARQL Request Failed</text:p>
          </table:table-cell>
          <table:table-cell table:number-columns-repeated="7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lov.linkeddata.es/dataset/lov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ov.linkeddata.es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no: got XML</text:p>
          </table:table-cell>
          <table:table-cell table:number-columns-repeated="12"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acm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cm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semantic.eea.europa.eu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emantic.eea.europa.eu</text:p>
          </table:table-cell>
          <table:table-cell office:value-type="string" calcext:value-type="string">
            <text:p>1.0 (inferred)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error: network DNS or COR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rror: network DNS or CORS</text:p>
          </table:table-cell>
          <table:table-cell table:number-columns-repeated="6"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biolit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iolit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www.europeandataportal.eu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ww.europeandataportal.eu</text:p>
          </table:table-cell>
          <table:table-cell office:value-type="string" calcext:value-type="string">
            <text:p>1.1 (inferred)</text:p>
          </table:table-cell>
          <table:table-cell table:number-columns-repeated="13"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budapest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udapest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io.datascience-paris-saclay.f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o.datascience-paris-saclay.fr</text:p>
          </table:table-cell>
          <table:table-cell office:value-type="string" calcext:value-type="string">
            <text:p>1.1 (inferred)</text:p>
          </table:table-cell>
          <table:table-cell table:number-columns-repeated="13"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citeseer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iteseer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sparql.lri.f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arql.lri.fr</text:p>
          </table:table-cell>
          <table:table-cell office:value-type="string" calcext:value-type="string">
            <text:p>unknown: error: network DNS or CORS</text:p>
          </table:table-cell>
          <table:table-cell office:value-type="string" calcext:value-type="string">
            <text:p>error: network DNS or COR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rror: network DNS or CORS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2" office:value-type="string" calcext:value-type="string">
            <text:p>error: network DNS or CORS</text:p>
          </table:table-cell>
          <table:table-cell office:value-type="string" calcext:value-type="string">
            <text:p>error: 400 Bad Reque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rror: 400 Bad Reque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cordis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rdis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www.nakala.f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ww.nakala.fr</text:p>
          </table:table-cell>
          <table:table-cell office:value-type="string" calcext:value-type="string">
            <text:p>1.1 (inferred)</text:p>
          </table:table-cell>
          <table:table-cell table:number-columns-repeated="13"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courseware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urseware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opendata1.opendata.u-psud.f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pendata1.opendata.u-psud.fr</text:p>
          </table:table-cell>
          <table:table-cell office:value-type="string" calcext:value-type="string">
            <text:p>1.1 (inferred)</text:p>
          </table:table-cell>
          <table:table-cell table:number-columns-repeated="13"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crime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rime.rkbexplorer.com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no: got XML</text:p>
          </table:table-cell>
          <table:table-cell table:number-columns-repeated="9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id.nlm.nih.gov/mesh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d.nlm.nih.gov</text:p>
          </table:table-cell>
          <table:table-cell office:value-type="string" calcext:value-type="string">
            <text:p>1.1 (inferred)</text:p>
          </table:table-cell>
          <table:table-cell office:value-type="string" calcext:value-type="string">
            <text:p>error: Reported text/plain is XML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error: Reported text/plain is XML</text:p>
          </table:table-cell>
          <table:table-cell office:value-type="string" calcext:value-type="string">
            <text:p>error: Unexpected response type text/plain</text:p>
          </table:table-cell>
          <table:table-cell office:value-type="string" calcext:value-type="string">
            <text:p>error: Reported text/plain is XML</text:p>
          </table:table-cell>
          <table:table-cell office:value-type="string" calcext:value-type="string">
            <text:p>error: Unexpected response type text/plain</text:p>
          </table:table-cell>
          <table:table-cell office:value-type="string" calcext:value-type="string">
            <text:p>error: Reported text/plain is XML</text:p>
          </table:table-cell>
          <table:table-cell office:value-type="string" calcext:value-type="string">
            <text:p>error: Unexpected response type text/plain</text:p>
          </table:table-cell>
          <table:table-cell table:number-columns-repeated="3" office:value-type="string" calcext:value-type="string">
            <text:p>error: Reported text/plain is XM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crm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rm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dba-rdf.biosciencedbc.jp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ba-rdf.biosciencedbc.jp</text:p>
          </table:table-cell>
          <table:table-cell office:value-type="string" calcext:value-type="string">
            <text:p>unknown: error: network DNS or CORS</text:p>
          </table:table-cell>
          <table:table-cell table:number-columns-repeated="9" office:value-type="string" calcext:value-type="string">
            <text:p>error: network DNS or CORS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error: 500 Internal Server Erro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curriculum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urriculum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ideal-rdf.dbcls.jp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deal-rdf.dbcls.jp</text:p>
          </table:table-cell>
          <table:table-cell office:value-type="string" calcext:value-type="string">
            <text:p>1.1 (inferred)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error: network DNS or CORS</text:p>
          </table:table-cell>
          <table:table-cell office:value-type="string" calcext:value-type="string">
            <text:p>yes</text:p>
          </table:table-cell>
          <table:table-cell table:number-columns-repeated="7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darmstadt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rmstadt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jpsearch.go.jp/rdf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jpsearch.go.jp</text:p>
          </table:table-cell>
          <table:table-cell office:value-type="string" calcext:value-type="string">
            <text:p>1.1 (inferred)</text:p>
          </table:table-cell>
          <table:table-cell table:number-columns-repeated="13"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dblp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blp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alaska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laska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error: 406 Not Acceptable</text:p>
          </table:table-cell>
          <table:table-cell table:number-columns-repeated="9"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deepblue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eepblue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global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lobal.eagle-i.net</text:p>
          </table:table-cell>
          <table:table-cell office:value-type="string" calcext:value-type="string">
            <text:p>1.0 (inferred)</text:p>
          </table:table-cell>
          <table:table-cell table:number-columns-repeated="2" office:value-type="string" calcext:value-type="string">
            <text:p>error: network DNS or CORS</text:p>
          </table:table-cell>
          <table:table-cell office:value-type="string" calcext:value-type="string">
            <text:p>error: 406 Not Acceptable</text:p>
          </table:table-cell>
          <table:table-cell table:number-columns-repeated="4" office:value-type="string" calcext:value-type="string">
            <text:p>error: network DNS or CORS</text:p>
          </table:table-cell>
          <table:table-cell table:number-columns-repeated="6"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deploy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eploy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harvard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arvard.eagle-i.net</text:p>
          </table:table-cell>
          <table:table-cell office:value-type="string" calcext:value-type="string">
            <text:p>1.0 (inferred)</text:p>
          </table:table-cell>
          <table:table-cell table:number-columns-repeated="5" office:value-type="string" calcext:value-type="string">
            <text:p>error: network DNS or COR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rror: network DNS or CORS</text:p>
          </table:table-cell>
          <table:table-cell table:number-columns-repeated="6"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digitaleconomy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igitaleconomy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hawaii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awaii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error: 406 Not Acceptable</text:p>
          </table:table-cell>
          <table:table-cell table:number-columns-repeated="9"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dotac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otac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jsu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jsu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table:number-columns-repeated="4" office:value-type="string" calcext:value-type="string">
            <text:p>error: network DNS or COR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error: network DNS or CORS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eprints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prints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montana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ontana.eagle-i.net</text:p>
          </table:table-cell>
          <table:table-cell office:value-type="string" calcext:value-type="string">
            <text:p>unknown: error: network DNS or CORS</text:p>
          </table:table-cell>
          <table:table-cell office:value-type="string" calcext:value-type="string">
            <text:p>error: network DNS or CORS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</text:p>
          </table:table-cell>
          <table:table-cell table:number-columns-repeated="8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epsrc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psrc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msm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sm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error: network DNS or CORS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4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era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ra.rkbexplorer.com</text:p>
          </table:table-cell>
          <table:table-cell office:value-type="string" calcext:value-type="string">
            <text:p>1.0 (inferred) HTML</text:p>
          </table:table-cell>
          <table:table-cell table:number-columns-repeated="2" office:value-type="string" calcext:value-type="string">
            <text:p>no X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no XML</text:p>
          </table:table-cell>
          <table:table-cell table:number-columns-repeated="9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ohsu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hsu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error: 406 Not Acceptabl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 office:value-type="string" calcext:value-type="string">
            <text:p>error: network DNS or COR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eurecom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urecom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style-name="ce6" office:value-type="string" calcext:value-type="string">
            <text:p>yes XML</text:p>
          </table:table-cell>
          <table:table-cell table:number-columns-repeated="7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psm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sm.eagle-i.net</text:p>
          </table:table-cell>
          <table:table-cell office:value-type="string" calcext:value-type="string">
            <text:p>unknown: error: network DNS or CORS</text:p>
          </table:table-cell>
          <table:table-cell office:value-type="string" calcext:value-type="string">
            <text:p>error: network DNS or CORS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error: network DNS or COR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rror: network DNS or COR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rror: network DNS or COR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foreign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oreign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tsu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su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error: 406 Not Acceptable</text:p>
          </table:table-cell>
          <table:table-cell table:number-columns-repeated="9"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ft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t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tuskegee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uskegee.eagle-i.net</text:p>
          </table:table-cell>
          <table:table-cell office:value-type="string" calcext:value-type="string">
            <text:p>unknown: error: network DNS or CORS</text:p>
          </table:table-cell>
          <table:table-cell table:number-columns-repeated="4" office:value-type="string" calcext:value-type="string">
            <text:p>error: network DNS or COR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7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ibm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bm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uccaribe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uccaribe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error: 406 Not Acceptable</text:p>
          </table:table-cell>
          <table:table-cell table:number-columns-repeated="9"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ieee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eee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upr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upr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error: 406 Not Acceptable</text:p>
          </table:table-cell>
          <table:table-cell table:number-columns-repeated="9"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irit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rit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utep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utep.eagle-i.net</text:p>
          </table:table-cell>
          <table:table-cell office:value-type="string" calcext:value-type="string">
            <text:p>unknown: error: network DNS or CORS</text:p>
          </table:table-cell>
          <table:table-cell office:value-type="string" calcext:value-type="string">
            <text:p>error: network DNS or CORS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error: 406 Not Acceptable</text:p>
          </table:table-cell>
          <table:table-cell table:number-columns-repeated="8" office:value-type="string" calcext:value-type="string">
            <text:p>error: network DNS or COR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italy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taly.rkbexplorer.com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no XML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utsa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utsa.eagle-i.net</text:p>
          </table:table-cell>
          <table:table-cell office:value-type="string" calcext:value-type="string">
            <text:p>unknown: error: network DNS or CORS</text:p>
          </table:table-cell>
          <table:table-cell table:number-columns-repeated="7" office:value-type="string" calcext:value-type="string">
            <text:p>error: network DNS or CORS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jisc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jisc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xula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ula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error: network DNS or COR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kaunas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aunas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www.orpha.net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ww.orpha.net</text:p>
          </table:table-cell>
          <table:table-cell office:value-type="string" calcext:value-type="string">
            <text:p>1.1 (inferred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rror: network DNS or COR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error: network DNS or CORS</text:p>
          </table:table-cell>
          <table:table-cell table:number-columns-repeated="7"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kisti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isti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data.pdok.nl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a.pdok.nl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rror: 406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error: 504 Gateway Time-out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error: 504 Gateway Time-ou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laas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aas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www.foodie-cloud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ww.foodie-cloud.org</text:p>
          </table:table-cell>
          <table:table-cell office:value-type="string" calcext:value-type="string">
            <text:p>1.1 (inferred)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error: network DNS or COR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rror: network DNS or CORS</text:p>
          </table:table-cell>
          <table:table-cell table:number-columns-repeated="6"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lisbon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isbon.rkbexplorer.com</text:p>
          </table:table-cell>
          <table:table-cell office:value-type="string" calcext:value-type="string">
            <text:p>1.0 (inferred) HTML</text:p>
          </table:table-cell>
          <table:table-cell table:number-columns-repeated="2" office:value-type="string" calcext:value-type="string">
            <text:p>no XML</text:p>
          </table:table-cell>
          <table:table-cell office:value-type="string" calcext:value-type="string">
            <text:p>no: got XML</text:p>
          </table:table-cell>
          <table:table-cell table:number-columns-repeated="2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data.gesis.org/claimsk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a.gesis.org</text:p>
          </table:table-cell>
          <table:table-cell office:value-type="string" calcext:value-type="string">
            <text:p>1.1 (inferred)</text:p>
          </table:table-cell>
          <table:table-cell table:number-columns-repeated="13"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newcastle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ewcastle.rkbexplorer.com</text:p>
          </table:table-cell>
          <table:table-cell office:value-type="string" calcext:value-type="string">
            <text:p>1.0 (inferred) HTML</text:p>
          </table:table-cell>
          <table:table-cell table:number-columns-repeated="2" office:value-type="string" calcext:value-type="string">
            <text:p>no XML</text:p>
          </table:table-cell>
          <table:table-cell table:number-columns-repeated="2" office:value-type="string" calcext:value-type="string">
            <text:p>no: got XML</text:p>
          </table:table-cell>
          <table:table-cell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landportal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andportal.org</text:p>
          </table:table-cell>
          <table:table-cell office:value-type="string" calcext:value-type="string">
            <text:p>1.1 (inferred)</text:p>
          </table:table-cell>
          <table:table-cell table:number-columns-repeated="13"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nsf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sf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rdf.metanetx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df.metanetx.org</text:p>
          </table:table-cell>
          <table:table-cell office:value-type="string" calcext:value-type="string">
            <text:p>1.1 (inferred)</text:p>
          </table:table-cell>
          <table:table-cell table:number-columns-repeated="13"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oai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ai.rkbexplorer.com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no XML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api.nextprot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pi.nextprot.org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: got Ttl</text:p>
          </table:table-cell>
          <table:table-cell table:number-columns-repeated="9"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os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s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sparql.nextprot.or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arql.nextprot.org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: got XML</text:p>
          </table:table-cell>
          <table:table-cell table:number-columns-repeated="9"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pisa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isa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sparql.omabrowser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arql.omabrowser.org</text:p>
          </table:table-cell>
          <table:table-cell office:value-type="string" calcext:value-type="string">
            <text:p>1.1 (inferred)</text:p>
          </table:table-cell>
          <table:table-cell table:number-columns-repeated="13"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rae2001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ae2001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bmrbpub.pdbj.org/search/rd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mrbpub.pdbj.org</text:p>
          </table:table-cell>
          <table:table-cell office:value-type="string" calcext:value-type="string">
            <text:p>1.1 (inferred)</text:p>
          </table:table-cell>
          <table:table-cell table:number-columns-repeated="13"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resex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esex.rkbexplorer.com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Unexpected response type HT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sparql.rhea-db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arql.rhea-db.org</text:p>
          </table:table-cell>
          <table:table-cell office:value-type="string" calcext:value-type="string">
            <text:p>1.1 (inferred)</text:p>
          </table:table-cell>
          <table:table-cell table:number-columns-repeated="9" office:value-type="string" calcext:value-type="string">
            <text:p>yes</text:p>
          </table:table-cell>
          <table:table-cell office:value-type="string" calcext:value-type="string">
            <text:p>error: 500 SPARQL Request Failed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risks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isks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network DNS or CORS</text:p>
          </table:table-cell>
          <table:table-cell table:number-columns-repeated="6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sparql.uniprot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arql.uniprot.org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0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error: network DNS or CORS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 CSV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roma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oma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query.wikidata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query.wikidata.org</text:p>
          </table:table-cell>
          <table:table-cell office:value-type="string" calcext:value-type="string">
            <text:p>1.1 (inferred)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: got XML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error: 500 Internal Server Erro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rror: 500 Internal Server Erro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roni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oni.rkbexplorer.com</text:p>
          </table:table-cell>
          <table:table-cell office:value-type="string" calcext:value-type="string">
            <text:p>1.0 (inferred) HTML</text:p>
          </table:table-cell>
          <table:table-cell table:number-columns-repeated="2" office:value-type="string" calcext:value-type="string">
            <text:p>no XML</text:p>
          </table:table-cell>
          <table:table-cell office:value-type="string" calcext:value-type="string">
            <text:p>no: got XML</text:p>
          </table:table-cell>
          <table:table-cell table:number-columns-repeated="2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isidore.science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sidore.science</text:p>
          </table:table-cell>
          <table:table-cell office:value-type="string" calcext:value-type="string">
            <text:p>1.1 (inferred)</text:p>
          </table:table-cell>
          <table:table-cell table:number-columns-repeated="13"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seek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eek.rkbexplorer.com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Unexpected response type HTML</text:p>
          </table:table-cell>
          <table:table-cell table:number-columns-repeated="6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www.ebi.ac.uk/rdf/services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ww.ebi.ac.uk</text:p>
          </table:table-cell>
          <table:table-cell office:value-type="string" calcext:value-type="string">
            <text:p>1.1 (inferred)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9"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southampton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outhampton.rkbexplorer.com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no: got XML</text:p>
          </table:table-cell>
          <table:table-cell table:number-columns-repeated="4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data.ox.ac.uk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a.ox.ac.uk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table:number-columns-repeated="12"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ulm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ulm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api.parliament.uk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pi.parliament.uk</text:p>
          </table:table-cell>
          <table:table-cell office:value-type="string" calcext:value-type="string">
            <text:p>1.1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rror: 406 Not Acceptable</text:p>
          </table:table-cell>
          <table:table-cell table:number-columns-repeated="10"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unlocode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unlocode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sparql.crssnky.xyz/spql/imas/quer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arql.crssnky.xyz</text:p>
          </table:table-cell>
          <table:table-cell office:value-type="string" calcext:value-type="string">
            <text:p>error 404</text:p>
          </table:table-cell>
          <table:table-cell office:value-type="string" calcext:value-type="string">
            <text:p>no: got XML</text:p>
          </table:table-cell>
          <table:table-cell table:number-columns-repeated="12"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webconf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ebconf.rkbexplorer.com</text:p>
          </table:table-cell>
          <table:table-cell office:value-type="string" calcext:value-type="string">
            <text:p>1.0 (inferred) HTML</text:p>
          </table:table-cell>
          <table:table-cell table:number-columns-repeated="2" office:value-type="string" calcext:value-type="string">
            <text:p>error: Unexpected response type HTML</text:p>
          </table:table-cell>
          <table:table-cell office:value-type="string" calcext:value-type="string">
            <text:p>no XML</text:p>
          </table:table-cell>
          <table:table-cell office:value-type="string" calcext:value-type="string">
            <text:p>error: Unexpected response type HTML</text:p>
          </table:table-cell>
          <table:table-cell office:value-type="string" calcext:value-type="string">
            <text:p>no XML</text:p>
          </table:table-cell>
          <table:table-cell table:number-columns-repeated="2" office:value-type="string" calcext:value-type="string">
            <text:p>error: Unexpected response type HTML</text:p>
          </table:table-cell>
          <table:table-cell table:number-columns-repeated="6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dydra.com/markw/polyadenylation-sites-in-magnaporthe-oryza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ydra.com</text:p>
          </table:table-cell>
          <table:table-cell office:value-type="string" calcext:value-type="string">
            <text:p>1.1 (inferred)</text:p>
          </table:table-cell>
          <table:table-cell office:value-type="string" calcext:value-type="string">
            <text:p>...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rror: 502 Bad Gateway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webscience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ebscience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lindas-data.ch/sparql-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ndas-data.ch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wiki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iki.rkbexplorer.com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 XML</text:p>
          </table:table-cell>
          <table:table-cell table:number-columns-repeated="8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linked.opendata.cz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nked.opendata.cz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wordnet.rkbexplor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ordnet.rkbexplorer.com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no: got XML</text:p>
          </table:table-cell>
          <table:table-cell table:number-columns-repeated="4" office:value-type="string" calcext:value-type="string">
            <text:p>no XML</text:p>
          </table:table-cell>
          <table:table-cell table:number-columns-repeated="2" office:value-type="string" calcext:value-type="string">
            <text:p>error: Unexpected response type HTML</text:p>
          </table:table-cell>
          <table:table-cell table:number-columns-repeated="6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nkod.opendata.cz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kod.opendata.cz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open.salzburgerland.com/it/entity/austri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pen.salzburgerland.com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no: got XML</text:p>
          </table:table-cell>
          <table:table-cell table:number-columns-repeated="9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eagle-i.ctsi.msu.edu/sparqle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agle-i.ctsi.msu.edu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open.salzburgerland.com/en/entity/salzach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pen.salzburgerland.com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no: got XML</text:p>
          </table:table-cell>
          <table:table-cell table:number-columns-repeated="9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dbmi-icode-01.dbmi.pitt.edu/dikb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bmi-icode-01.dbmi.pitt.edu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open.salzburgerland.com/de/entity/bezirk_st-_johann_im_pongau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pen.salzburgerland.com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no: got XML</text:p>
          </table:table-cell>
          <table:table-cell table:number-columns-repeated="9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eagle-i.ea.vanderbilt.edu/sparqle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agle-i.ea.vanderbilt.edu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uriburn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uriburner.com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datos.gob.es/en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os.gob.es</text:p>
          </table:table-cell>
          <table:table-cell office:value-type="string" calcext:value-type="string">
            <text:p>1.0 (inferred)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linkeddata.uriburner.co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inkeddata.uriburner.com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joinup.ec.europa.e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oinup.ec.europa.eu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www.lotico.com:3030/lotic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ww.lotico.com:3030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table:number-columns-repeated="2" office:value-type="string" calcext:value-type="string">
            <text:p>yes Json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Js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publications.europa.eu/en/advanced-sparql-query-edito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ublications.europa.eu</text:p>
          </table:table-cell>
          <table:table-cell office:value-type="string" calcext:value-type="string">
            <text:p>1.0 (inferred)</text:p>
          </table:table-cell>
          <table:table-cell table:number-columns-repeated="4" office:value-type="string" calcext:value-type="string">
            <text:p>error: network DNS or CORS</text:p>
          </table:table-cell>
          <table:table-cell office:value-type="string" calcext:value-type="string">
            <text:p>error: Unexpected response type HTML</text:p>
          </table:table-cell>
          <table:table-cell table:number-columns-repeated="3" office:value-type="string" calcext:value-type="string">
            <text:p>error: network DNS or CORS</text:p>
          </table:table-cell>
          <table:table-cell table:number-columns-repeated="2" office:value-type="string" calcext:value-type="string">
            <text:p>error: Unexpected response type HTML</text:p>
          </table:table-cell>
          <table:table-cell table:number-columns-repeated="2" office:value-type="string" calcext:value-type="string">
            <text:p>error: network DNS or CORS</text:p>
          </table:table-cell>
          <table:table-cell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www.lotico.com:3030/lotico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ww.lotico.com:3030</text:p>
          </table:table-cell>
          <table:table-cell office:value-type="string" calcext:value-type="string">
            <text:p>error 404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table:number-columns-repeated="2" office:value-type="string" calcext:value-type="string">
            <text:p>yes Json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Js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data.bnf.fr/current/sparql.htm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bnf.fr</text:p>
          </table:table-cell>
          <table:table-cell office:value-type="string" calcext:value-type="string">
            <text:p>1.0 (inferred)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onto.fel.cvut.cz/rdf4j-server/repositories/ufo-curren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nto.fel.cvut.cz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406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406 406</text:p>
          </table:table-cell>
          <table:table-cell table:number-columns-repeated="2" office:value-type="string" calcext:value-type="string">
            <text:p>yes Json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CSV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3cixty.eurecom.f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cixty.eurecom.fr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onto.fel.cvut.cz/ontologies/ufo/kin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nto.fel.cvut.cz</text:p>
          </table:table-cell>
          <table:table-cell office:value-type="string" calcext:value-type="string">
            <text:p>1.0 (inferred) application/x-turtle</text:p>
          </table:table-cell>
          <table:table-cell office:value-type="string" calcext:value-type="string">
            <text:p>error: Unexpected response type application/x-turt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406</text:p>
          </table:table-cell>
          <table:table-cell table:number-columns-repeated="9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data.idref.fr/endpoint.htm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idref.fr</text:p>
          </table:table-cell>
          <table:table-cell office:value-type="string" calcext:value-type="string">
            <text:p>1.0 (inferred)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onto.mondis.cz/openrdf-sesame/repositories/mondis-record-owli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nto.mondis.cz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hub-rnsr.idref.f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ub-rnsr.idref.fr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ruian.linked.opendata.cz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uian.linked.opendata.cz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linkeddata1.calcul.u-psud.f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nkeddata1.calcul.u-psud.fr</text:p>
          </table:table-cell>
          <table:table-cell office:value-type="string" calcext:value-type="string">
            <text:p>unknown: error: network DNS or CORS</text:p>
          </table:table-cell>
          <table:table-cell table:number-columns-repeated="2" office:value-type="string" calcext:value-type="string">
            <text:p>error: network DNS or CORS</text:p>
          </table:table-cell>
          <table:table-cell table:number-columns-repeated="2" office:value-type="string" calcext:value-type="string">
            <text:p>error: 404 File not found</text:p>
          </table:table-cell>
          <table:table-cell table:number-columns-repeated="9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lod.b3kat.de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od.b3kat.de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2" office:value-type="string" calcext:value-type="string">
            <text:p>error: 502 Proxy Error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error: 502 Proxy Error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502 Proxy Erro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digitale.bncf.firenze.sbn.it/openrdf-workbench/repositories/ns/quer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gitale.bncf.firenze.sbn.it</text:p>
          </table:table-cell>
          <table:table-cell office:value-type="string" calcext:value-type="string">
            <text:p>error 500</text:p>
          </table:table-cell>
          <table:table-cell table:number-columns-repeated="7" office:value-type="string" calcext:value-type="string">
            <text:p>error: 500 Internal Server Error</text:p>
          </table:table-cell>
          <table:table-cell table:number-columns-repeated="2" office:value-type="string" calcext:value-type="string">
            <text:p>error: network DNS or CORS</text:p>
          </table:table-cell>
          <table:table-cell table:number-columns-repeated="3" office:value-type="string" calcext:value-type="string">
            <text:p>error: 500 Internal Server Error</text:p>
          </table:table-cell>
          <table:table-cell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wifo5-04.informatik.uni-mannheim.de/drugbank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ifo5-04.informatik.uni-mannheim.de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Json</text:p>
          </table:table-cell>
          <table:table-cell table:number-columns-repeated="4" office:value-type="string" calcext:value-type="string">
            <text:p>yes XML</text:p>
          </table:table-cell>
          <table:table-cell table:number-columns-repeated="5" office:value-type="string" calcext:value-type="string">
            <text:p>error: 400 Parse erro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stirdf.jglobal.jst.go.jp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irdf.jglobal.jst.go.jp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extbi.lab.aau.dk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xtbi.lab.aau.dk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openpark.jp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enpark.jp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serendipity.utpl.edu.ec/lod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erendipity.utpl.edu.ec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cau.eagle-i.net/sparqle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.eagle-i.ne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vocab.getty.edu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vocab.getty.edu</text:p>
          </table:table-cell>
          <table:table-cell office:value-type="string" calcext:value-type="string">
            <text:p>error 500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no Json</text:p>
          </table:table-cell>
          <table:table-cell table:number-columns-repeated="9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ccny-cuny.eagle-i.net/sparqle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cny-cuny.eagle-i.ne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edan.si.edu/saa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dan.si.edu</text:p>
          </table:table-cell>
          <table:table-cell office:value-type="string" calcext:value-type="string">
            <text:p>error 404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table:number-columns-repeated="2" office:value-type="string" calcext:value-type="string">
            <text:p>yes Json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Js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cdrewu.eagle-i.net/sparqle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drewu.eagle-i.ne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vulcan.cs.uga.edu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vulcan.cs.uga.edu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famu.eagle-i.net/sparqle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mu.eagle-i.ne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adl-gazetteer.geog.ucsb.edu:8080/sparql/selec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dl-gazetteer.geog.ucsb.edu:8080</text:p>
          </table:table-cell>
          <table:table-cell office:value-type="string" calcext:value-type="string">
            <text:p>error 500</text:p>
          </table:table-cell>
          <table:table-cell office:value-type="string" calcext:value-type="string">
            <text:p>error: 415 Unsupported Media Typ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415 Unsupported Media Typ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immunology.harvard.eagle-i.net/sparqle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mmunology.harvard.eagle-i.ne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usgs-stko.geog.ucsb.edu:8080/sparql/selec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usgs-stko.geog.ucsb.edu:8080</text:p>
          </table:table-cell>
          <table:table-cell office:value-type="string" calcext:value-type="string">
            <text:p>error 500</text:p>
          </table:table-cell>
          <table:table-cell office:value-type="string" calcext:value-type="string">
            <text:p>error: 415 Unsupported Media Typ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415 Unsupported Media Typ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howard.eagle-i.net/sparqle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oward.eagle-i.ne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opendata.aragon.es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pendata.aragon.es</text:p>
          </table:table-cell>
          <table:table-cell office:value-type="string" calcext:value-type="string">
            <text:p>unknown: error: network DNS or CORS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hunter-cuny.eagle-i.net/sparqle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unter-cuny.eagle-i.ne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datos.bne.es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os.bne.es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meharry.eagle-i.net/sparqle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harry.eagle-i.ne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eudbpedia.deusto.es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udbpedia.deusto.es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shared.eagle-i.net/sparqle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hared.eagle-i.ne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apps.morelab.deusto.es/labman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pps.morelab.deusto.es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hdt.lod.labs.vu.nl/?g=lod-a-lo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dt.lod.labs.vu.nl</text:p>
          </table:table-cell>
          <table:table-cell office:value-type="string" calcext:value-type="string">
            <text:p>error 502</text:p>
          </table:table-cell>
          <table:table-cell table:number-columns-repeated="13" office:value-type="string" calcext:value-type="string">
            <text:p>error: 502 Bad Gateway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www.icane.es/opendata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ww.icane.es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no: got XML</text:p>
          </table:table-cell>
          <table:table-cell table:number-columns-repeated="6" office:value-type="string" calcext:value-type="string">
            <text:p>yes XML</text:p>
          </table:table-cell>
          <table:table-cell table:number-columns-repeated="3" office:value-type="string" calcext:value-type="string">
            <text:p>error: 403 Forbidde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biogw-db.nt.ntnu.no:4333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iogw-db.nt.ntnu.no:4333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linkeddata.es/resource/ldqm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inkeddata.es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data.epo.org/linked-data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epo.org</text:p>
          </table:table-cell>
          <table:table-cell office:value-type="string" calcext:value-type="string">
            <text:p>error 404</text:p>
          </table:table-cell>
          <table:table-cell table:number-columns-repeated="5" office:value-type="string" calcext:value-type="string">
            <text:p>error: 404 Not Found</text:p>
          </table:table-cell>
          <table:table-cell office:value-type="string" calcext:value-type="string">
            <text:p>error: network DNS or CORS</text:p>
          </table:table-cell>
          <table:table-cell office:value-type="string" calcext:value-type="string">
            <text:p>error: 404 Not Found</text:p>
          </table:table-cell>
          <table:table-cell table:number-columns-repeated="5" office:value-type="string" calcext:value-type="string">
            <text:p>error: network DNS or CORS</text:p>
          </table:table-cell>
          <table:table-cell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aemet.linkeddata.es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emet.linkeddata.es</text:p>
          </table:table-cell>
          <table:table-cell office:value-type="string" calcext:value-type="string">
            <text:p>error 406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406 Unacceptable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eagle-i.fredhutch.org/sparqle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agle-i.fredhutch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crtm.linkeddata.es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rtm.linkeddata.es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2" office:value-type="string" calcext:value-type="string">
            <text:p>yes Ttl</text:p>
          </table:table-cell>
          <table:table-cell office:value-type="string" calcext:value-type="string">
            <text:p>error: 500 SPARQL Request Failed</text:p>
          </table:table-cell>
          <table:table-cell table:number-columns-repeated="2" office:value-type="string" calcext:value-type="string">
            <text:p>yes Ttl</text:p>
          </table:table-cell>
          <table:table-cell table:number-columns-repeated="4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w3id.org/scholarlydata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3id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cultura.linkeddata.es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ultura.linkeddata.es</text:p>
          </table:table-cell>
          <table:table-cell office:value-type="string" calcext:value-type="string">
            <text:p>error 406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406 Unacceptable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www.ebi.ac.uk/rdf/services/biomodel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ebi.ac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farolas.linkeddata.es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rolas.linkeddata.es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www.ebi.ac.uk/rdf/services/biosampl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ebi.ac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geo.linkeddata.es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eo.linkeddata.es</text:p>
          </table:table-cell>
          <table:table-cell office:value-type="string" calcext:value-type="string">
            <text:p>error 406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406 Unacceptable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www.ebi.ac.uk/rdf/services/chembl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ebi.ac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linguistic.linkeddata.es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inguistic.linkeddata.es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www.ebi.ac.uk/rdf/services/reactome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ebi.ac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ttp://linguistic.linkeddata.es/terminesp/sparql-edito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inguistic.linkeddata.es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no XML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ebenemasuno.linkeddata.es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ebenemasuno.linkeddata.es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id.sgcb.mcu.es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d.sgcb.mcu.es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6" office:value-type="string" calcext:value-type="string">
            <text:p>yes Ttl</text:p>
          </table:table-cell>
          <table:table-cell table:number-columns-repeated="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kos.um.es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kos.um.es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Json</text:p>
          </table:table-cell>
          <table:table-cell table:number-columns-repeated="2" office:value-type="string" calcext:value-type="string">
            <text:p>yes XML</text:p>
          </table:table-cell>
          <table:table-cell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ww.zaragoza.es/turruta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ww.zaragoza.es</text:p>
          </table:table-cell>
          <table:table-cell office:value-type="string" calcext:value-type="string">
            <text:p>1.0 (inferred) HTML</text:p>
          </table:table-cell>
          <table:table-cell table:number-columns-repeated="2" office:value-type="string" calcext:value-type="string">
            <text:p>error: Reported text/plain is XML</text:p>
          </table:table-cell>
          <table:table-cell table:number-columns-repeated="2" office:value-type="string" calcext:value-type="string">
            <text:p>no XML</text:p>
          </table:table-cell>
          <table:table-cell office:value-type="string" calcext:value-type="string">
            <text:p>error: 500 Internal Server Error</text:p>
          </table:table-cell>
          <table:table-cell table:number-columns-repeated="2" office:value-type="string" calcext:value-type="string">
            <text:p>yes XML</text:p>
          </table:table-cell>
          <table:table-cell office:value-type="string" calcext:value-type="string">
            <text:p>error: Reported text/plain is XML</text:p>
          </table:table-cell>
          <table:table-cell table:number-columns-repeated="5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igital-agenda-data.eu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igital-agenda-data.eu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emantic.eea.europa.eu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emantic.eea.europa.eu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cr.eionet.europa.eu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r.eionet.europa.eu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publications.europa.eu/webapi/rdf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ublications.europa.eu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parql.europeana.eu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arql.europeana.eu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2" office:value-type="string" calcext:value-type="string">
            <text:p>yes Ttl</text:p>
          </table:table-cell>
          <table:table-cell office:value-type="string" calcext:value-type="string">
            <text:p>error: 500 SPARQL Request Failed</text:p>
          </table:table-cell>
          <table:table-cell table:number-columns-repeated="6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lod.euscreen.eu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od.euscreen.eu</text:p>
          </table:table-cell>
          <table:table-cell office:value-type="string" calcext:value-type="string">
            <text:p>error 404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table:number-columns-repeated="2" office:value-type="string" calcext:value-type="string">
            <text:p>yes Json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Json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premon.fbk.eu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remon.fbk.eu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parql.lynx-project.eu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arql.lynx-project.eu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zbw.eu/beta/sparql/stw/quer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zbw.eu</text:p>
          </table:table-cell>
          <table:table-cell office:value-type="string" calcext:value-type="string">
            <text:p>error 404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table:number-columns-repeated="2" office:value-type="string" calcext:value-type="string">
            <text:p>yes Json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Json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ldf.fi/warsa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df.fi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table:number-columns-repeated="2" office:value-type="string" calcext:value-type="string">
            <text:p>yes Json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Json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ldf.fi/ww1lod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df.fi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table:number-columns-repeated="2" office:value-type="string" calcext:value-type="string">
            <text:p>yes Json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Json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parql.archives-ouvertes.f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arql.archives-ouvertes.fr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bnf.f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a.bnf.fr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id.eaufrance.f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d.eaufrance.fr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eventmedia.eurecom.f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ventmedia.eurecom.fr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taxref.mnhn.f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axref.mnhn.fr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persee.f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a.persee.fr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ww.rechercheisidore.f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ww.rechercheisidore.fr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parql.southgreen.f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arql.southgreen.fr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id.nlm.nih.gov/mesh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d.nlm.nih.gov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error: Reported text/plain is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error: Reported text/plain is XML</text:p>
          </table:table-cell>
          <table:table-cell office:value-type="string" calcext:value-type="string">
            <text:p>error: Unexpected response type text/plain</text:p>
          </table:table-cell>
          <table:table-cell office:value-type="string" calcext:value-type="string">
            <text:p>error: Reported text/plain is XML</text:p>
          </table:table-cell>
          <table:table-cell office:value-type="string" calcext:value-type="string">
            <text:p>error: Unexpected response type text/plain</text:p>
          </table:table-cell>
          <table:table-cell office:value-type="string" calcext:value-type="string">
            <text:p>error: Reported text/plain is XML</text:p>
          </table:table-cell>
          <table:table-cell office:value-type="string" calcext:value-type="string">
            <text:p>error: Unexpected response type text/plain</text:p>
          </table:table-cell>
          <table:table-cell table:number-columns-repeated="3" office:value-type="string" calcext:value-type="string">
            <text:p>error: Reported text/plain i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riadne-registry.dcu.gr:8890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riadne-registry.dcu.gr:8890</text:p>
          </table:table-cell>
          <table:table-cell office:value-type="string" calcext:value-type="string">
            <text:p>error 406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edit.elte.hu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dit.elte.hu</text:p>
          </table:table-cell>
          <table:table-cell office:value-type="string" calcext:value-type="string">
            <text:p>error 404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no: got XML</text:p>
          </table:table-cell>
          <table:table-cell table:number-columns-repeated="7" office:value-type="string" calcext:value-type="string">
            <text:p>yes XML</text:p>
          </table:table-cell>
          <table:table-cell office:value-type="string" calcext:value-type="string">
            <text:p>error: 400 Parse error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etaria.oszk.hu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etaria.oszk.hu</text:p>
          </table:table-cell>
          <table:table-cell office:value-type="string" calcext:value-type="string">
            <text:p>error 406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szepmuveszeti.hu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a.szepmuveszeti.hu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lod.sztaki.hu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od.sztaki.hu</text:p>
          </table:table-cell>
          <table:table-cell office:value-type="string" calcext:value-type="string">
            <text:p>error 406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error: 500 SPARQL Request Failed</text:p>
          </table:table-cell>
          <table:table-cell office:value-type="string" calcext:value-type="string">
            <text:p>yes Ttl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logainm.ie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a.logainm.ie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rvgal78.deri.ie:8004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rvgal78.deri.ie:8004</text:p>
          </table:table-cell>
          <table:table-cell office:value-type="string" calcext:value-type="string">
            <text:p>1.1 (inferred) Ttl</text:p>
          </table:table-cell>
          <table:table-cell table:number-columns-repeated="8" office:value-type="string" calcext:value-type="string">
            <text:p>error: network DNS or CORS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wordlift.io/wl0215/entity/wordpres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a.wordlift.io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no: got XML</text:p>
          </table:table-cell>
          <table:table-cell table:number-columns-repeated="9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wordlift.io/wl0345/entity/lisa_l-_trage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a.wordlift.io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no: got XML</text:p>
          </table:table-cell>
          <table:table-cell table:number-columns-repeated="9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wordlift.io/wl0164/entity/schottlan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a.wordlift.io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no: got XML</text:p>
          </table:table-cell>
          <table:table-cell table:number-columns-repeated="9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wordlift.io/wl0216/entity/matt_mullenwe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a.wordlift.io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no: got XML</text:p>
          </table:table-cell>
          <table:table-cell table:number-columns-repeated="9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wordlift.io/wl0169/entity/thailan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a.wordlift.io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no: got XML</text:p>
          </table:table-cell>
          <table:table-cell table:number-columns-repeated="9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i.beniculturali.it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i.beniculturali.it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i.camera.it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i.camera.it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cnr.it/sparql-prox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a.cnr.i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i.isprambiente.it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i.isprambiente.it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i.senato.it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i.senato.it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linkeddata.ge.imati.cnr.it:8890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inkeddata.ge.imati.cnr.it:8890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parql.nibb.ac.jp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arql.nibb.ac.jp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allie.dbcls.jp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a.allie.dbcls.jp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colil.dbcls.jp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lil.dbcls.jp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lsd.dbcls.jp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sd.dbcls.jp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ww.genome.jp/sparql/linkd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ww.genome.jp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integbio.jp/rdf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ntegbio.jp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2" office:value-type="string" calcext:value-type="string">
            <text:p>yes Ttl</text:p>
          </table:table-cell>
          <table:table-cell office:value-type="string" calcext:value-type="string">
            <text:p>error: 502 Proxy Error</text:p>
          </table:table-cell>
          <table:table-cell table:number-columns-repeated="6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kdata.kr/sparql/endpoint.js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data.kr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no</text:p>
          </table:table-cell>
          <table:table-cell table:number-columns-repeated="3" office:value-type="string" calcext:value-type="string">
            <text:p>error: Reported text/xml is XM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rror: Reported text/xml is XML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legilux.public.lu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a.legilux.public.lu</text:p>
          </table:table-cell>
          <table:table-cell office:value-type="string" calcext:value-type="string">
            <text:p>error 406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ociallink.futuro.media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ociallink.futuro.media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error: 406 Unacceptable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biordf.net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iordf.net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no: got XML</text:p>
          </table:table-cell>
          <table:table-cell table:number-columns-repeated="2"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table:number-columns-repeated="5" office:value-type="string" calcext:value-type="string">
            <text:p>error: 400 Bad Request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ring.ciard.net/sparql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ing.ciard.net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no: got XML</text:p>
          </table:table-cell>
          <table:table-cell table:number-columns-repeated="2"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yes Json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parql.datao.net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arql.datao.net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laska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laska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harvard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arvard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hawaii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awaii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jsu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jsu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montana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ontana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msm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sm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ohsu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hsu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psm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sm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tsu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su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tuskegee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uskegee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uccaribe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uccaribe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upr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upr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utep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utep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utsa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utsa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xula.eagle-i.net/sparqler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ula.eagle-i.ne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opencitations.net/index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pencitations.net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2" office:value-type="string" calcext:value-type="string">
            <text:p>error: 524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error: 524</text:p>
          </table:table-cell>
          <table:table-cell table:number-columns-repeated="2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ww.orpha.net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ww.orpha.net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bibliotheken.nl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a.bibliotheken.nl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emanticweb.cs.vu.nl/verrijktkoninkrijk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emanticweb.cs.vu.nl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no XML</text:p>
          </table:table-cell>
          <table:table-cell office:value-type="string" calcext:value-type="string">
            <text:p>error: 500 Internal Server Error</text:p>
          </table:table-cell>
          <table:table-cell office:value-type="string" calcext:value-type="string">
            <text:p>no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no XM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emanticweb.cs.vu.nl/iati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emanticweb.cs.vu.nl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no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no XM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americanartcollaborative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a.americanartcollaborative.org</text:p>
          </table:table-cell>
          <table:table-cell office:value-type="string" calcext:value-type="string">
            <text:p>error 404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table:number-columns-repeated="2" office:value-type="string" calcext:value-type="string">
            <text:p>yes Json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Json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bio2rdf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io2rdf.org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2" office:value-type="string" calcext:value-type="string">
            <text:p>yes Ttl</text:p>
          </table:table-cell>
          <table:table-cell office:value-type="string" calcext:value-type="string">
            <text:p>error: 504 Gateway Timeout</text:p>
          </table:table-cell>
          <table:table-cell table:number-columns-repeated="6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caligraph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aligraph.org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2" office:value-type="string" calcext:value-type="string">
            <text:p>yes Ttl</text:p>
          </table:table-cell>
          <table:table-cell office:value-type="string" calcext:value-type="string">
            <text:p>error: 500 SPARQL Request Failed</text:p>
          </table:table-cell>
          <table:table-cell table:number-columns-repeated="6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colinda.org/endpoint.ph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linda.org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no: got XML</text:p>
          </table:table-cell>
          <table:table-cell table:number-columns-repeated="2"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yes Json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colinda.org/endpoint.ph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a.colinda.org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no: got XML</text:p>
          </table:table-cell>
          <table:table-cell table:number-columns-repeated="2"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yes Json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bpedia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bpedia.org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2" office:value-type="string" calcext:value-type="string">
            <text:p>yes Ttl</text:p>
          </table:table-cell>
          <table:table-cell office:value-type="string" calcext:value-type="string">
            <text:p>error: 500 SPARQL Request Failed</text:p>
          </table:table-cell>
          <table:table-cell table:number-columns-repeated="6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e.dbpedia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e.dbpedia.org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el.dbpedia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l.dbpedia.org</text:p>
          </table:table-cell>
          <table:table-cell office:value-type="string" calcext:value-type="string">
            <text:p>error 406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es.dbpedia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s.dbpedia.org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eu.dbpedia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u.dbpedia.org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fr.dbpedia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r.dbpedia.org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ja.dbpedia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ja.dbpedia.org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live.dbpedia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ive.dbpedia.org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nl.dbpedia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l.dbpedia.org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pt.dbpedia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t.dbpedia.org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btune.org/jamendo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btune.org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no XML</text:p>
          </table:table-cell>
          <table:table-cell office:value-type="string" calcext:value-type="string">
            <text:p>error: 500 Internal Server Error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no XM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btune.org/bbc/peel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btune.org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no XML</text:p>
          </table:table-cell>
          <table:table-cell office:value-type="string" calcext:value-type="string">
            <text:p>error: 500 Internal Server Error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no XM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btune.org/musicbrainz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btune.org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btune.org/magnatune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btune.org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no XML</text:p>
          </table:table-cell>
          <table:table-cell office:value-type="string" calcext:value-type="string">
            <text:p>error: 500 Internal Server Error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no XM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btune.org/classical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btune.org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no XML</text:p>
          </table:table-cell>
          <table:table-cell office:value-type="string" calcext:value-type="string">
            <text:p>error: 500 Internal Server Error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no XM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doremus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a.doremus.org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host.geolink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ost.geolink.org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kaiko.getalp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aiko.getalp.org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parql.hegroup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arql.hegroup.org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heritagedata.org/live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eritagedata.org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Json</text:p>
          </table:table-cell>
          <table:table-cell table:number-columns-repeated="2" office:value-type="string" calcext:value-type="string">
            <text:p>yes XML</text:p>
          </table:table-cell>
          <table:table-cell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linkedgeodata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inkedgeodata.org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2" office:value-type="string" calcext:value-type="string">
            <text:p>yes Ttl</text:p>
          </table:table-cell>
          <table:table-cell office:value-type="string" calcext:value-type="string">
            <text:p>error: 500 SPARQL Request Failed</text:p>
          </table:table-cell>
          <table:table-cell table:number-columns-repeated="6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ma-graph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a-graph.org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rdf.muninn-project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df.muninn-project.org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no: got XML</text:p>
          </table:table-cell>
          <table:table-cell table:number-columns-repeated="2"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yes Json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nobelprize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a.nobelprize.org</text:p>
          </table:table-cell>
          <table:table-cell office:value-type="string" calcext:value-type="string">
            <text:p>error 404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table:number-columns-repeated="2" office:value-type="string" calcext:value-type="string">
            <text:p>yes Json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Json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opendatacommunities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pendatacommunities.org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400 Bad Request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error: 400 Bad Request</text:p>
          </table:table-cell>
          <table:table-cell table:number-columns-repeated="3" office:value-type="string" calcext:value-type="string">
            <text:p>yes Ttl</text:p>
          </table:table-cell>
          <table:table-cell table:number-columns-repeated="5" office:value-type="string" calcext:value-type="string">
            <text:p>error: 400 Bad Request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en.openei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n.openei.org</text:p>
          </table:table-cell>
          <table:table-cell office:value-type="string" calcext:value-type="string">
            <text:p>error 406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parql.orthodb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arql.orthodb.org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rdf.pathwaycommons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df.pathwaycommons.org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parql.proconsortium.org/virtuoso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arql.proconsortium.org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ww.scholarlydata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ww.scholarlydata.org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vocabularies.unesco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vocabularies.unesco.org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table:number-columns-repeated="2" office:value-type="string" calcext:value-type="string">
            <text:p>yes Json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Json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parql.uniprot.or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arql.uniprot.org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error: 400</text:p>
          </table:table-cell>
          <table:table-cell office:value-type="string" calcext:value-type="string">
            <text:p>error: network DNS or CORS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error: network DNS or CORS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error: network DNS or CORS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no CSV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bkwik.webdatacommons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bkwik.webdatacommons.org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ebisa.webdatacommons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ebisa.webdatacommons.org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2" office:value-type="string" calcext:value-type="string">
            <text:p>yes Ttl</text:p>
          </table:table-cell>
          <table:table-cell office:value-type="string" calcext:value-type="string">
            <text:p>error: 500 SPARQL Request Failed</text:p>
          </table:table-cell>
          <table:table-cell table:number-columns-repeated="6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lod.xdams.org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od.xdams.org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biosoda.expasy.org:8080/rdf4j-server/repositories/bgeeligh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iosoda.expasy.org:8080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406 Not Acceptable</text:p>
          </table:table-cell>
          <table:table-cell table:number-columns-repeated="2" office:value-type="string" calcext:value-type="string">
            <text:p>yes Json</text:p>
          </table:table-cell>
          <table:table-cell table:number-columns-repeated="8" office:value-type="string" calcext:value-type="string">
            <text:p>error: 500 Internal Server Error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ww.linklion.org:8890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ww.linklion.org:8890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ymbolicdata.org:8890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ymbolicdata.org:8890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onto.beef.org.pl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nto.beef.org.pl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table:number-columns-repeated="2" office:value-type="string" calcext:value-type="string">
            <text:p>yes Json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Json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tatistics.gov.scot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tatistics.gov.scot</text:p>
          </table:table-cell>
          <table:table-cell office:value-type="string" calcext:value-type="string">
            <text:p>1.0 (inferred)</text:p>
          </table:table-cell>
          <table:table-cell office:value-type="string" calcext:value-type="string">
            <text:p>error: 400 Bad Request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error: 400 Bad Request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error: 400 Bad Request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error: 503 Service Unavailable</text:p>
          </table:table-cell>
          <table:table-cell office:value-type="string" calcext:value-type="string">
            <text:p>yes Ttl</text:p>
          </table:table-cell>
          <table:table-cell table:number-columns-repeated="5" office:value-type="string" calcext:value-type="string">
            <text:p>error: 400 Bad Request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parql.odw.tw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arql.odw.tw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archiveshub.ac.uk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a.archiveshub.ac.uk</text:p>
          </table:table-cell>
          <table:table-cell office:value-type="string" calcext:value-type="string">
            <text:p>error 500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2" office:value-type="string" calcext:value-type="string">
            <text:p>yes XML</text:p>
          </table:table-cell>
          <table:table-cell office:value-type="string" calcext:value-type="string">
            <text:p>error: 400 Parser error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ww.ebi.ac.uk/rdf/services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ww.ebi.ac.uk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ww.ebi.ac.uk/rdf/services/atlas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ww.ebi.ac.uk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open.ac.uk/quer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a.open.ac.uk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XML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ox.ac.uk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ta.ox.ac.uk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error: 406 Not Acceptable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table:number-columns-repeated="2" office:value-type="string" calcext:value-type="string">
            <text:p>yes Json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Json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parql.data.southampton.ac.uk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arql.data.southampton.ac.uk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no: got XML</text:p>
          </table:table-cell>
          <table:table-cell table:number-columns-repeated="2" office:value-type="string" calcext:value-type="string">
            <text:p>yes Json</text:p>
          </table:table-cell>
          <table:table-cell table:number-columns-repeated="3" office:value-type="string" calcext:value-type="string">
            <text:p>yes XML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yes Json</text:p>
          </table:table-cell>
          <table:table-cell table:number-columns-repeated="2" office:value-type="string" calcext:value-type="string">
            <text:p>error: 400 Bad Request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bnb.data.bl.uk/sparq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nb.data.bl.uk</text:p>
          </table:table-cell>
          <table:table-cell office:value-type="string" calcext:value-type="string">
            <text:p>1.1 (inferred) Ttl</text:p>
          </table:table-cell>
          <table:table-cell office:value-type="string" calcext:value-type="string">
            <text:p>yes Tt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office:value-type="string" calcext:value-type="string">
            <text:p>yes Json</text:p>
          </table:table-cell>
          <table:table-cell table:number-columns-repeated="9" office:value-type="string" calcext:value-type="string">
            <text:p>yes Tt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environment.data.gov.uk/sparql/bwq/quer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nvironment.data.gov.uk</text:p>
          </table:table-cell>
          <table:table-cell office:value-type="string" calcext:value-type="string">
            <text:p>error 404</text:p>
          </table:table-cell>
          <table:table-cell office:value-type="string" calcext:value-type="string">
            <text:p>no: got XML</text:p>
          </table:table-cell>
          <table:table-cell office:value-type="string" calcext:value-type="string">
            <text:p>yes XML</text:p>
          </table:table-cell>
          <table:table-cell office:value-type="string" calcext:value-type="string">
            <text:p>yes CSV</text:p>
          </table:table-cell>
          <table:table-cell table:number-columns-repeated="2" office:value-type="string" calcext:value-type="string">
            <text:p>yes Json</text:p>
          </table:table-cell>
          <table:table-cell table:number-columns-repeated="3" office:value-type="string" calcext:value-type="string">
            <text:p>yes Ttl</text:p>
          </table:table-cell>
          <table:table-cell office:value-type="string" calcext:value-type="string">
            <text:p>yes Json</text:p>
          </table:table-cell>
          <table:table-cell office:value-type="string" calcext:value-type="string">
            <text:p>yes Ttl</text:p>
          </table:table-cell>
          <table:table-cell table:number-columns-repeated="3" office:value-type="string" calcext:value-type="string">
            <text:p>yes Json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ww.kanzaki.com/works/2011/sta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ww.kanzaki.com</text:p>
          </table:table-cell>
          <table:table-cell office:value-type="string" calcext:value-type="string">
            <text:p>1.0 (inferred) HTML</text:p>
          </table:table-cell>
          <table:table-cell table:number-columns-repeated="3" office:value-type="string" calcext:value-type="string">
            <text:p>error: Reported HTML is XML</text:p>
          </table:table-cell>
          <table:table-cell office:value-type="string" calcext:value-type="string">
            <text:p>error: Reported HTML is Json</text:p>
          </table:table-cell>
          <table:table-cell table:number-columns-repeated="2" office:value-type="string" calcext:value-type="string">
            <text:p>error: Reported HTML is XML</text:p>
          </table:table-cell>
          <table:table-cell office:value-type="string" calcext:value-type="string">
            <text:p>error: Unexpected response type HTML</text:p>
          </table:table-cell>
          <table:table-cell office:value-type="string" calcext:value-type="string">
            <text:p>error: Reported HTML is XML</text:p>
          </table:table-cell>
          <table:table-cell table:number-columns-repeated="2" office:value-type="string" calcext:value-type="string">
            <text:p>error: Unexpected response type HTML</text:p>
          </table:table-cell>
          <table:table-cell office:value-type="string" calcext:value-type="string">
            <text:p>error: Reported HTML is XML</text:p>
          </table:table-cell>
          <table:table-cell table:number-columns-repeated="2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id.ndl.go.jp/auth/ndl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d.ndl.go.jp</text:p>
          </table:table-cell>
          <table:table-cell office:value-type="string" calcext:value-type="string">
            <text:p>1.0 (inferred) HTML</text:p>
          </table:table-cell>
          <table:table-cell table:number-columns-repeated="3" office:value-type="string" calcext:value-type="string">
            <text:p>error: Reported text/plain is XML</text:p>
          </table:table-cell>
          <table:table-cell table:number-columns-repeated="2" office:value-type="string" calcext:value-type="string">
            <text:p>error: Reported text/plain is Json</text:p>
          </table:table-cell>
          <table:table-cell office:value-type="string" calcext:value-type="string">
            <text:p>error: Reported text/plain is XML</text:p>
          </table:table-cell>
          <table:table-cell office:value-type="string" calcext:value-type="string">
            <text:p>error: Unexpected response type HTML</text:p>
          </table:table-cell>
          <table:table-cell office:value-type="string" calcext:value-type="string">
            <text:p>error: Reported text/plain is XML</text:p>
          </table:table-cell>
          <table:table-cell table:number-columns-repeated="2" office:value-type="string" calcext:value-type="string">
            <text:p>error: Unexpected response type HTML</text:p>
          </table:table-cell>
          <table:table-cell office:value-type="string" calcext:value-type="string">
            <text:p>error: Reported text/plain is Json</text:p>
          </table:table-cell>
          <table:table-cell table:number-columns-repeated="2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id.ndl.go.jp/auth/ndls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d.ndl.go.jp</text:p>
          </table:table-cell>
          <table:table-cell office:value-type="string" calcext:value-type="string">
            <text:p>1.0 (inferred) HTML</text:p>
          </table:table-cell>
          <table:table-cell table:number-columns-repeated="3" office:value-type="string" calcext:value-type="string">
            <text:p>error: Reported text/plain is XML</text:p>
          </table:table-cell>
          <table:table-cell table:number-columns-repeated="2" office:value-type="string" calcext:value-type="string">
            <text:p>error: Reported text/plain is Json</text:p>
          </table:table-cell>
          <table:table-cell office:value-type="string" calcext:value-type="string">
            <text:p>error: Reported text/plain is XML</text:p>
          </table:table-cell>
          <table:table-cell office:value-type="string" calcext:value-type="string">
            <text:p>error: Unexpected response type HTML</text:p>
          </table:table-cell>
          <table:table-cell office:value-type="string" calcext:value-type="string">
            <text:p>error: Reported text/plain is XML</text:p>
          </table:table-cell>
          <table:table-cell table:number-columns-repeated="2" office:value-type="string" calcext:value-type="string">
            <text:p>error: Unexpected response type HTML</text:p>
          </table:table-cell>
          <table:table-cell office:value-type="string" calcext:value-type="string">
            <text:p>error: Reported text/plain is Json</text:p>
          </table:table-cell>
          <table:table-cell table:number-columns-repeated="2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vocab.nerc.ac.uk/sparq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ocab.nerc.ac.uk</text:p>
          </table:table-cell>
          <table:table-cell office:value-type="string" calcext:value-type="string">
            <text:p>1.0 (inferred) XML</text:p>
          </table:table-cell>
          <table:table-cell table:number-columns-repeated="13" office:value-type="string" calcext:value-type="string">
            <text:p>error: Reported HTML is X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156.35.82.103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56.35.82.103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202.45.142.113:10035/repositories/agr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02.45.142.113:10035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13.125.246.132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3.125.246.132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156.35.31.156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56.35.31.156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91.239.64.176:8890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91.239.64.176:889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185.94.71.25:62020/sno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85.94.71.25:6202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202.73.13.50:55824/catalogs/performance/repositories/agrovo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02.73.13.50:55824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202.73.13.50:55824/catalogs/performance/repositories/jit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02.73.13.50:55824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193.145.57.56:8890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93.145.57.56:889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140.109.28.64:2020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40.109.28.64:202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212.81.220.68:2020/elviajer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12.81.220.68:202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202.45.139.84:10035/catalogs/fao/repositories/agr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02.45.139.84:10035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202.45.139.84:10035/catalogs/fao/repositories/agrovo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02.45.139.84:10035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lod.ac/bdl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od.ac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500 Internal Server Error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resource.geolba.ac.at/poolparty/sparql/geologicuni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source.geolba.ac.at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resource.geolba.ac.at/poolparty/sparql/tectonicuni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source.geolba.ac.at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resource.geolba.ac.at/poolparty/sparql/geologictimesca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source.geolba.ac.at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resource.geolba.ac.at/poolparty/sparql/litholog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source.geolba.ac.at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vocabulary.semantic-web.at/poolparty/sparql/austrianskitea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ocabulary.semantic-web.at</text:p>
          </table:table-cell>
          <table:table-cell office:value-type="string" calcext:value-type="string">
            <text:p>error 406</text:p>
          </table:table-cell>
          <table:table-cell table:number-columns-repeated="13" office:value-type="string" calcext:value-type="string">
            <text:p>error: 406 Not Acceptable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vocabulary.semantic-web.at/poolparty/sparql/semwe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ocabulary.semantic-web.at</text:p>
          </table:table-cell>
          <table:table-cell office:value-type="string" calcext:value-type="string">
            <text:p>error 406</text:p>
          </table:table-cell>
          <table:table-cell table:number-columns-repeated="13" office:value-type="string" calcext:value-type="string">
            <text:p>error: 406 Not Acceptable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vocabulary.semantic-web.at/poolparty/sparql/opendat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ocabulary.semantic-web.at</text:p>
          </table:table-cell>
          <table:table-cell office:value-type="string" calcext:value-type="string">
            <text:p>error 406</text:p>
          </table:table-cell>
          <table:table-cell table:number-columns-repeated="13" office:value-type="string" calcext:value-type="string">
            <text:p>error: 406 Not Acceptable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el-devtc01.tugraz.at/~ldv/interlinking/endpoint_handler.ph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l-devtc01.tugraz.a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lab.environment.data.gov.a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ab.environment.data.gov.au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Unavailable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seg.cs.concordia.ca/secold/sparqlendpoi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seg.cs.concordia.ca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parql.cwrc.ca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.cwrc.ca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geografia.ideca.gov.co/fuseki/dataset.html?tab=query&amp;ds=/inf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eografia.ideca.gov.co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grinepaldata.com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rinepaldata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pi.aucklandmuseum.c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aucklandmuseum.com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bibleontology.com/sparql/index.j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ibleontology.com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rijksmuseum.dydra.com/lizzyjongma/rijksmuseum-collection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ijksmuseum.dydra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kasabi.com/api/sparql-endpoint-foodist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asabi.com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pi.kasabi.com/dataset/prelinger-archives/api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kasabi.com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pi.kasabi.com/dataset/yahoo-geoplanet/api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kasabi.com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pi.kasabi.com/dataset/jisc-cetis-project-directory/api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kasabi.com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pi.kasabi.com/dataset/renewable-energy-generators/api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kasabi.com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pi.kasabi.com/dataset/un-hazardous-material-numbers/api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kasabi.com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pi.kasabi.com/dataset/ecco-tcp-eighteenth-century-collections-online-texts/api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kasabi.com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pi.kasabi.com/dataset/foodista/api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kasabi.com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pi.kasabi.com/dataset/openflights-routes/api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kasabi.com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pi.kasabi.com/dataset/pali-english-lexicon/api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kasabi.com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pi.kasabi.com/dataset/nasa/api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kasabi.com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pi.kasabi.com/dataset/bricklink/api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kasabi.com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pi.kasabi.com/dataset/federal-reserve-economic-data/api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kasabi.com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pi.kasabi.com/dataset/discogs/api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kasabi.com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pi.kasabi.com/dataset/sanskrit-english-lexicon/api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kasabi.com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pi.kasabi.com/api/sparql-endpoint-nea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kasabi.com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pi.kasabi.com/dataset/english-heritage/api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kasabi.com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pi.kasabi.com/dataset/musicnet/api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kasabi.com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linkedlifedata.com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nkedlifedata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7" office:value-type="string" calcext:value-type="string">
            <text:p>error: network DNS or CORS</text:p>
          </table:table-cell>
          <table:table-cell table:number-columns-repeated="3" office:value-type="string" calcext:value-type="string">
            <text:p>error: Unexpected response type HTML</text:p>
          </table:table-cell>
          <table:table-cell office:value-type="string" calcext:value-type="string">
            <text:p>error: network DNS or CORS</text:p>
          </table:table-cell>
          <table:table-cell table:number-columns-repeated="2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linkedopencommerce.com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nkedopencommerce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labs.mondeca.com/endpoint/end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abs.mondeca.com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lod.my-eventos.com/en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od.my-evento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nature.com/quer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nature.com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nature.com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nature.com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europeana.ontotext.com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uropeana.ontotext.com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virtuoso-eurosentiment.paradigmatecnologico.com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irtuoso-eurosentiment.paradigmatecnologico.com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rdfabout.com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dfabout.com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ww.rdfabout.com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rdfabout.com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revyu.com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vyu.com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ecs.rkbexplorer.com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cs.rkbexplorer.com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enaktingpsi.rkbexplorer.com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naktingpsi.rkbexplorer.com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fun.rkbexplorer.com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un.rkbexplorer.com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gdlc.rkbexplorer.com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dlc.rkbexplorer.com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notube.rkbexplorer.com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tube.rkbexplorer.com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photos.rkbexplorer.com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otos.rkbexplorer.com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semanticuniverse.com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semanticuniverse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parql.sindice.com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.sindice.com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ww.ss-framework.com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ss-framework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pi.talis.com/stores/productdb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pi.talis.com/stores/metoffice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pi.talis.com/stores/rsinger-dev4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pi.talis.com/stores/gunnbib-digitalmanuskripte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pi.talis.com/stores/elections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pi.talis.com/stores/massobservation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pi.talis.com/stores/trafficscotland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pi.talis.com/stores/wordnet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pi.talis.com/stores/openlibrary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pi.talis.com/stores/musicbrainz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pi.talis.com/stores/smcjournals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pi.talis.com/stores/pbac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pi.talis.com/stores/moseley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pi.talis.com/stores/mesh-norwegian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pi.talis.com/stores/eupmedia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pi.talis.com/stores/fanhubz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pi.talis.com/stores/eumida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pi.talis.com/stores/airports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pi.talis.com/stores/schemapedia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pi.talis.com/stores/ordnance-survey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pi.talis.com/stores/eutc-productions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pi.talis.com/stores/datagovuk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pi.talis.com/stores/bbc-backstage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pi.talis.com/stores/whoiswho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pi.talis.com/stores/bbc-wildlife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pi.talis.com/stores/pokedex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pi.talis.com/stores/nvd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pi.talis.com/stores/jgoodwin-genealogy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pi.talis.com/stores/climb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pi.talis.com/stores/theviewfrom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pi.talis.com/stores/eurobarometer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kwijibo.talis.com/latc-linkset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wijibo.talis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parql.yovisto.c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.yovisto.com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futurewavehosting.com:3030/my-family-lineage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uturewavehosting.com:303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emantic-web-journal.com:3030/sparql.tp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mantic-web-journal.com:303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ww.influencetracker.com:8890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influencetracker.com:889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linked.opendata.cz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nked.opendata.cz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ww4.wiwiss.fu-berlin.de/eurostat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4.wiwiss.fu-berlin.de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Unavailable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ww4.wiwiss.fu-berlin.de/dblp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4.wiwiss.fu-berlin.de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ww4.wiwiss.fu-berlin.de/side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4.wiwiss.fu-berlin.de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Unavailable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ww4.wiwiss.fu-berlin.de/eur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4.wiwiss.fu-berlin.de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ww4.wiwiss.fu-berlin.de/diseasome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4.wiwiss.fu-berlin.de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Unavailable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ww4.wiwiss.fu-berlin.de/gutendata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4.wiwiss.fu-berlin.de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Unavailable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ww4.wiwiss.fu-berlin.de/dailymed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4.wiwiss.fu-berlin.de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Unavailable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ww4.wiwiss.fu-berlin.de/factbook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4.wiwiss.fu-berlin.de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Unavailable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ww4.wiwiss.fu-berlin.de/eccompetition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4.wiwiss.fu-berlin.de</text:p>
          </table:table-cell>
          <table:table-cell office:value-type="string" calcext:value-type="string">
            <text:p>error 503</text:p>
          </table:table-cell>
          <table:table-cell table:number-columns-repeated="7" office:value-type="string" calcext:value-type="string">
            <text:p>error: 503 Service Unavailable</text:p>
          </table:table-cell>
          <table:table-cell table:number-columns-repeated="2" office:value-type="string" calcext:value-type="string">
            <text:p>error: network DNS or CORS</text:p>
          </table:table-cell>
          <table:table-cell table:number-columns-repeated="4" office:value-type="string" calcext:value-type="string">
            <text:p>error: 503 Service Unavailable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ww4.wiwiss.fu-berlin.de/medicare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4.wiwiss.fu-berlin.de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Unavailable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ww4.wiwiss.fu-berlin.de/stitch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4.wiwiss.fu-berlin.de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Unavailable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ww4.wiwiss.fu-berlin.de/cordi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4.wiwiss.fu-berlin.de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Unavailable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ww4.wiwiss.fu-berlin.de/drugbank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4.wiwiss.fu-berlin.de</text:p>
          </table:table-cell>
          <table:table-cell office:value-type="string" calcext:value-type="string">
            <text:p>1.0 (inferred)</text:p>
          </table:table-cell>
          <table:table-cell table:number-columns-repeated="13" office:value-type="string" calcext:value-type="string">
            <text:p>error: 400 Parse error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ww4.wiwiss.fu-berlin.de/euraxes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4.wiwiss.fu-berlin.de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lod.hebis.de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od.hebis.de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l3s.de/tweetskb/endpoi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3s.de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blp.l3s.de/d2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blp.l3s.de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opendata-bundestag.de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endata-bundestag.de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bib.uni-mannheim.de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bib.uni-mannheim.de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uni-muenster.de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uni-muenster.de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error: 503 Service Temporarily U</text:p>
          </table:table-cell>
          <table:table-cell office:value-type="string" calcext:value-type="string">
            <text:p>error: network DNS or CORS</text:p>
          </table:table-cell>
          <table:table-cell table:number-columns-repeated="2" office:value-type="string" calcext:value-type="string">
            <text:p>error: 503 Service Temporarily U</text:p>
          </table:table-cell>
          <table:table-cell table:number-columns-repeated="3" office:value-type="string" calcext:value-type="string">
            <text:p>error: network DNS or CORS</text:p>
          </table:table-cell>
          <table:table-cell office:value-type="string" calcext:value-type="string">
            <text:p>error: 503 Service Temporarily U</text:p>
          </table:table-cell>
          <table:table-cell table:number-columns-repeated="5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vocabulary.wolterskluwer.de/poolparty/sparql/arbeitsrec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ocabulary.wolterskluwer.de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vocabulary.wolterskluwer.de/poolparty/sparql/cour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ocabulary.wolterskluwer.de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sev.l3s.uni-hannover.de:8085/openrdf-sesame/repositories/terence_stor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sev.l3s.uni-hannover.de:8085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zaire.dimis.fim.uni-passau.de:8890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aire.dimis.fim.uni-passau.de:889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utpl.edu.ec/ecuadorresearch/lod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utpl.edu.ec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utpl.edu.ec/utpl/lod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utpl.edu.ec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km.aifb.kit.edu/services/xlike-lexic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m.aifb.kit.edu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bmi-icode-01.dbmi.pitt.edu/linkedspl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bmi-icode-01.dbmi.pitt.edu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healthdata.tw.rpi.ed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ealthdata.tw.rpi.edu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ichoose.tw.rpi.ed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choose.tw.rpi.edu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ieeevis.tw.rpi.ed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eeevis.tw.rpi.edu</text:p>
          </table:table-cell>
          <table:table-cell office:value-type="string" calcext:value-type="string">
            <text:p>error 503</text:p>
          </table:table-cell>
          <table:table-cell table:number-columns-repeated="8" office:value-type="string" calcext:value-type="string">
            <text:p>error: 503 Service Temporarily U</text:p>
          </table:table-cell>
          <table:table-cell table:number-columns-repeated="2" office:value-type="string" calcext:value-type="string">
            <text:p>error: network DNS or CORS</text:p>
          </table:table-cell>
          <table:table-cell table:number-columns-repeated="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ieeevis.tw.rpi.edu/no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eeevis.tw.rpi.edu</text:p>
          </table:table-cell>
          <table:table-cell office:value-type="string" calcext:value-type="string">
            <text:p>error 503</text:p>
          </table:table-cell>
          <table:table-cell table:number-columns-repeated="3" office:value-type="string" calcext:value-type="string">
            <text:p>error: 503 Service Temporarily U</text:p>
          </table:table-cell>
          <table:table-cell table:number-columns-repeated="5" office:value-type="string" calcext:value-type="string">
            <text:p>error: network DNS or CORS</text:p>
          </table:table-cell>
          <table:table-cell office:value-type="string" calcext:value-type="string">
            <text:p>error: 503 Service Temporarily U</text:p>
          </table:table-cell>
          <table:table-cell table:number-columns-repeated="3" office:value-type="string" calcext:value-type="string">
            <text:p>error: network DNS or CORS</text:p>
          </table:table-cell>
          <table:table-cell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lofd.tw.rpi.ed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ofd.tw.rpi.edu</text:p>
          </table:table-cell>
          <table:table-cell office:value-type="string" calcext:value-type="string">
            <text:p>error 503</text:p>
          </table:table-cell>
          <table:table-cell table:number-columns-repeated="9" office:value-type="string" calcext:value-type="string">
            <text:p>error: 503 Service Temporarily U</text:p>
          </table:table-cell>
          <table:table-cell office:value-type="string" calcext:value-type="string">
            <text:p>error: network DNS or CORS</text:p>
          </table:table-cell>
          <table:table-cell table:number-columns-repeated="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logd.tw.rpi.ed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ogd.tw.rpi.edu</text:p>
          </table:table-cell>
          <table:table-cell office:value-type="string" calcext:value-type="string">
            <text:p>error 403</text:p>
          </table:table-cell>
          <table:table-cell table:number-columns-repeated="13" office:value-type="string" calcext:value-type="string">
            <text:p>error: 403 Forbidden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opendap.tw.rpi.ed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endap.tw.rpi.edu</text:p>
          </table:table-cell>
          <table:table-cell office:value-type="string" calcext:value-type="string">
            <text:p>error 503</text:p>
          </table:table-cell>
          <table:table-cell table:number-columns-repeated="3" office:value-type="string" calcext:value-type="string">
            <text:p>error: 503 Service Unavailable</text:p>
          </table:table-cell>
          <table:table-cell office:value-type="string" calcext:value-type="string">
            <text:p>error: network DNS or CORS</text:p>
          </table:table-cell>
          <table:table-cell table:number-columns-repeated="9" office:value-type="string" calcext:value-type="string">
            <text:p>error: 503 Service Unavailable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link.informatics.stonybrook.ed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nk.informatics.stonybrook.edu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ocialarchive.iath.virginia.edu/sparql/snac-viaf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ocialarchive.iath.virginia.edu</text:p>
          </table:table-cell>
          <table:table-cell office:value-type="string" calcext:value-type="string">
            <text:p>1.0 (inferred) HTML</text:p>
          </table:table-cell>
          <table:table-cell office:value-type="string" calcext:value-type="string">
            <text:p>error: network DNS or CORS</text:p>
          </table:table-cell>
          <table:table-cell table:number-columns-repeated="4" office:value-type="string" calcext:value-type="string">
            <text:p>error: Unexpected response type HTML</text:p>
          </table:table-cell>
          <table:table-cell table:number-columns-repeated="3" office:value-type="string" calcext:value-type="string">
            <text:p>error: network DNS or CORS</text:p>
          </table:table-cell>
          <table:table-cell table:number-columns-repeated="5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ocialarchive.iath.virginia.edu/sparql/ea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ocialarchive.iath.virginia.edu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error: Unexpected response type HTML</text:p>
          </table:table-cell>
          <table:table-cell office:value-type="string" calcext:value-type="string">
            <text:p>error: network DNS or CORS</text:p>
          </table:table-cell>
          <table:table-cell table:number-columns-repeated="7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collection.britishart.yale.ed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llection.britishart.yale.edu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bmi-icode-01.dbmi.pitt.edu:2020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bmi-icode-01.dbmi.pitt.edu:202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onicbanana.cs.wright.edu:8890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onicbanana.cs.wright.edu:889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neuroweb.med.yale.edu:8890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euroweb.med.yale.edu:889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helheim.deusto.es/bizkaisense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elheim.deusto.es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helheim.deusto.es/hedatuz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elheim.deusto.es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helheim.deusto.es/linkedstat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elheim.deusto.es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pps.morelab.deusto.es/teseo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ps.morelab.deusto.es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ww.morelab.deusto.es/joseki/articl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morelab.deusto.es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Unavailable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parql-procomun.educalab.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-procomun.educalab.es</text:p>
          </table:table-cell>
          <table:table-cell office:value-type="string" calcext:value-type="string">
            <text:p>error 500</text:p>
          </table:table-cell>
          <table:table-cell table:number-columns-repeated="13" office:value-type="string" calcext:value-type="string">
            <text:p>error: 500 Internal Server Error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miuras.inf.um.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iuras.inf.um.es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minsky.gsi.dit.upm.es/semanticwiki/index.php/special:sparqlendpoi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insky.gsi.dit.upm.es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visualdataweb.infor.uva.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isualdataweb.infor.uva.es</text:p>
          </table:table-cell>
          <table:table-cell office:value-type="string" calcext:value-type="string">
            <text:p>error 502</text:p>
          </table:table-cell>
          <table:table-cell table:number-columns-repeated="13" office:value-type="string" calcext:value-type="string">
            <text:p>error: 502 Bad Gateway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ckan.eurohelp.es:8890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kan.eurohelp.es:889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linkeddata4.dia.fi.upm.es:8907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nkeddata4.dia.fi.upm.es:8907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duraark.e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duraark.eu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ww.eclap.e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eclap.eu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cr3.eionet.europa.e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r3.eionet.europa.eu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premon.fbk.eu/sparql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emon.fbk.eu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ervices.insemtives.eu/forest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rvices.insemtives.eu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lider-project.eu/usage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lider-project.eu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500 Internal Server Error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linkedu.eu/catalogue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nkedu.eu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linkedu.eu/hud/quer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linkedu.eu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linkedu.eu/forge/quer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linkedu.eu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linkedu.eu/kis1112/quer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linkedu.eu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linkedu.eu/slidewiki/quer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linkedu.eu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linkedu.eu/kis/quer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linkedu.eu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linkedu.eu/ocw/quer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linkedu.eu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linkedu.eu/prod/quer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linkedu.eu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linkedu.eu/don/quer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linkedu.eu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lod2.e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lod2.eu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ndb.publink.lod2.e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db.publink.lod2.eu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opendiscoveryspace.eu/sparql.tp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opendiscoveryspace.eu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organic-edunet.e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organic-edunet.eu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organic-edunet.eu/sno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organic-edunet.eu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plan4all.e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plan4all.eu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gencies.publicdata.e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cies.publicdata.eu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ecb.publicdata.e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cb.publicdata.eu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epo.publicdata.e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po.publicdata.eu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eur-lex.publicdata.e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ur-lex.publicdata.eu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fintrans.publicdata.e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intrans.publicdata.eu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n-lex.publicdata.e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-lex.publicdata.eu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prelex.publicdata.e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elex.publicdata.eu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unodc.publicdata.e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nodc.publicdata.eu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zbw.eu/beta/sparql/st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bw.eu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oc.metalex.eu:8000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oc.metalex.eu:800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aalto.fi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aalto.fi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Backend fetch failed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ww.archivesdefrance.culture.gouv.fr/thesauru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archivesdefrance.culture.gouv.fr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ontology.irstea.fr/weather/sno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ntology.irstea.fr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ontology.irstea.fr/bs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ntology.irstea.fr</text:p>
          </table:table-cell>
          <table:table-cell office:value-type="string" calcext:value-type="string">
            <text:p>error 404</text:p>
          </table:table-cell>
          <table:table-cell table:number-columns-repeated="2" office:value-type="string" calcext:value-type="string">
            <text:p>error: 404 Introuvable</text:p>
          </table:table-cell>
          <table:table-cell table:number-columns-repeated="2" office:value-type="string" calcext:value-type="string">
            <text:p>error: 406 Inacceptable</text:p>
          </table:table-cell>
          <table:table-cell table:number-columns-repeated="9" office:value-type="string" calcext:value-type="string">
            <text:p>error: 404 Introuvable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persee.fr/explorer/sparql-endpoi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persee.fr</text:p>
          </table:table-cell>
          <table:table-cell office:value-type="string" calcext:value-type="string">
            <text:p>1.0 (inferred) HTML</text:p>
          </table:table-cell>
          <table:table-cell table:number-columns-repeated="5" office:value-type="string" calcext:value-type="string">
            <text:p>error: 404 Not Found</text:p>
          </table:table-cell>
          <table:table-cell table:number-columns-repeated="4" office:value-type="string" calcext:value-type="string">
            <text:p>error: Unexpected response type HTML</text:p>
          </table:table-cell>
          <table:table-cell office:value-type="string" calcext:value-type="string">
            <text:p>error: 404 Not Found</text:p>
          </table:table-cell>
          <table:table-cell table:number-columns-repeated="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ervices.data.gov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rvices.data.gov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globalchange.gov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globalchange.gov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modip.aueb.gr/d2rq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odip.aueb.gr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greek-lod.auth.gr/police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reek-lod.auth.gr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greek-lod.auth.gr/fire-brigade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reek-lod.auth.gr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iavgeia.math.auth.g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avgeia.math.auth.gr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greek-lod.math.auth.gr/kalikrati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reek-lod.math.auth.gr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greek-lod.math.auth.gr/intervalue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reek-lod.math.auth.gr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libver.math.auth.g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bver.math.auth.gr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ww.auth.g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auth.gr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ww.ics.forth.gr/isl/lodsyndes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ics.forth.gr</text:p>
          </table:table-cell>
          <table:table-cell office:value-type="string" calcext:value-type="string">
            <text:p>1.0 (inferred) HTML</text:p>
          </table:table-cell>
          <table:table-cell table:number-columns-repeated="8" office:value-type="string" calcext:value-type="string">
            <text:p>error: 500 Internal Server Error</text:p>
          </table:table-cell>
          <table:table-cell table:number-columns-repeated="2" office:value-type="string" calcext:value-type="string">
            <text:p>error: Unexpected response type HTML</text:p>
          </table:table-cell>
          <table:table-cell table:number-columns-repeated="3" office:value-type="string" calcext:value-type="string">
            <text:p>error: 500 Internal Server Error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publicspending.medialab.ntua.g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ublicspending.medialab.ntua.gr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nlg.okfn.g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lg.okfn.gr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iwis.imis.athena-innovation.gr:8181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wis.imis.athena-innovation.gr:8181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crashmap.okfn.gr:8890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rashmap.okfn.gr:889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ordnet.okfn.gr:8890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ordnet.okfn.gr:889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ww.inertia-linkeddata.iti.gr:9090/inertia-endpoi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inertia-linkeddata.iti.gr:909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kent.zpr.fer.hr:8080/educationalprogram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ent.zpr.fer.hr:8080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http://opendata.intellidomo.es:8080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ttp: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http://crashmap.okfn.gr:8890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ttp: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hnm.hu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hnm.hu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-gov.ie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-gov.ie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monnetproject.deri.ie/lemonsource_quer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onnetproject.deri.ie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tcga.deri.i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cga.deri.ie</text:p>
          </table:table-cell>
          <table:table-cell office:value-type="string" calcext:value-type="string">
            <text:p>1.0 (inferred) HTML</text:p>
          </table:table-cell>
          <table:table-cell table:number-columns-repeated="8" office:value-type="string" calcext:value-type="string">
            <text:p>error: network DNS or CORS</text:p>
          </table:table-cell>
          <table:table-cell table:number-columns-repeated="2" office:value-type="string" calcext:value-type="string">
            <text:p>error: Unexpected response type HTML</text:p>
          </table:table-cell>
          <table:table-cell table:number-columns-repeated="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cura.cs.tcd.ie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cura.cs.tcd.ie</text:p>
          </table:table-cell>
          <table:table-cell office:value-type="string" calcext:value-type="string">
            <text:p>error 403</text:p>
          </table:table-cell>
          <table:table-cell table:number-columns-repeated="13" office:value-type="string" calcext:value-type="string">
            <text:p>error: 403 Forbidden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patial.ucd.ie/lod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tial.ucd.ie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bs.270a.info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bs.270a.info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bfs.270a.info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fs.270a.info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bis.270a.info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is.270a.info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ecb.270a.info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cb.270a.info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fao.270a.info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o.270a.info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frb.270a.info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rb.270a.info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imf.270a.info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mf.270a.info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oecd.270a.info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ecd.270a.info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transparency.270a.info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ansparency.270a.info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uis.270a.info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is.270a.info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orldbank.270a.info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orldbank.270a.info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ewey.info/sparql.ph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ewey.info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parql.reegle.inf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.reegle.info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rism.info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rism.info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Unavailable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europeana-triplestore.isti.cnr.it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uropeana-triplestore.isti.cnr.i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parql.linkedopendata.it/scuo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.linkedopendata.i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parql.linkedopendata.it/muse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.linkedopendata.i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parql.linkedopendata.it/ca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.linkedopendata.i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parql.linkedopendata.it/lo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.linkedopendata.i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parql.linkedopendata.it/lo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.linkedopendata.i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parql.linkedopendata.it/i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.linkedopendata.i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parql.linkedopendata.it/grr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.linkedopendata.i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parql.linkedopendata.it/grr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.linkedopendata.i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i.isma.roma.it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i.isma.roma.it</text:p>
          </table:table-cell>
          <table:table-cell office:value-type="string" calcext:value-type="string">
            <text:p>1.1 (inferred) Ttl</text:p>
          </table:table-cell>
          <table:table-cell table:number-columns-repeated="13" office:value-type="string" calcext:value-type="string">
            <text:p>error: 400 Bad Request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igitale.bncf.firenze.sbn.it/openrdf-workbench/repositories/ns/quer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gitale.bncf.firenze.sbn.it</text:p>
          </table:table-cell>
          <table:table-cell office:value-type="string" calcext:value-type="string">
            <text:p>error 500</text:p>
          </table:table-cell>
          <table:table-cell table:number-columns-repeated="13" office:value-type="string" calcext:value-type="string">
            <text:p>error: 500 Internal Server Error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opendata.ccd.uniroma2.it/lmf/sparql/selec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endata.ccd.uniroma2.i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wordlift.it/wl037/entity/bentley_system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wordlift.it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linkeddata.ge.imati.cnr.it:2020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nkeddata.ge.imati.cnr.it:2020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grovoc.uniroma2.it:3030/agrovoc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rovoc.uniroma2.it:303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w.unime.it:8890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w.unime.it:889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bmrbpub.protein.osaka-u.ac.jp/search/rdf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mrbpub.protein.osaka-u.ac.jp</text:p>
          </table:table-cell>
          <table:table-cell office:value-type="string" calcext:value-type="string">
            <text:p>1.1 (inferred) Ttl</text:p>
          </table:table-cell>
          <table:table-cell table:number-columns-repeated="13" office:value-type="string" calcext:value-type="string">
            <text:p>error: 400 Bad Request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genome.microbedb.jp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enome.microbedb.jp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metadb.riken.jp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tadb.riken.jp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lod.kaist.ac.k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od.kaist.ac.kr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ngii.go.kr/sparql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ngii.go.kr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lod.kipo.kr/data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od.kipo.kr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lod.knps.or.kr/main/sparql.d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od.knps.or.kr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404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tkm.kiom.re.kr/ontology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km.kiom.re.kr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zhishi.me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hishi.me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linkeddata.finki.ukim.mk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nkeddata.finki.ukim.m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emantic.ckan.net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mantic.ckan.net</text:p>
          </table:table-cell>
          <table:table-cell office:value-type="string" calcext:value-type="string">
            <text:p>error 500</text:p>
          </table:table-cell>
          <table:table-cell table:number-columns-repeated="13" office:value-type="string" calcext:value-type="string">
            <text:p>error: 500 Internal Server Error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imitros.net/query.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mitros.ne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cau.eagle-i.net/sparqle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.eagle-i.ne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ccny-cuny.eagle-i.net/sparqle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cny-cuny.eagle-i.ne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cdrewu.eagle-i.net/sparqle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drewu.eagle-i.ne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rtmouth.eagle-i.net/sparqle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rtmouth.eagle-i.net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famu.eagle-i.net/sparqle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mu.eagle-i.ne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howard.eagle-i.net/sparqle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oward.eagle-i.ne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hunter-cuny.eagle-i.net/sparqle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unter-cuny.eagle-i.ne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meharry.eagle-i.net/sparqle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harry.eagle-i.ne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factforge.net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ctforge.net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oa4all.isoco.net/luf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oa4all.isoco.net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lexinfo.net/corpora/alpino/query.ph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xinfo.net</text:p>
          </table:table-cell>
          <table:table-cell office:value-type="string" calcext:value-type="string">
            <text:p>error 404</text:p>
          </table:table-cell>
          <table:table-cell table:number-columns-repeated="8" office:value-type="string" calcext:value-type="string">
            <text:p>error: network DNS or CORS</text:p>
          </table:table-cell>
          <table:table-cell table:number-columns-repeated="2" office:value-type="string" calcext:value-type="string">
            <text:p>error: 404 Not Found</text:p>
          </table:table-cell>
          <table:table-cell table:number-columns-repeated="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linkedarc.net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nkedarc.net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patho.phenomebrowser.net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tho.phenomebrowser.net</text:p>
          </table:table-cell>
          <table:table-cell office:value-type="string" calcext:value-type="string">
            <text:p>error 502</text:p>
          </table:table-cell>
          <table:table-cell table:number-columns-repeated="13" office:value-type="string" calcext:value-type="string">
            <text:p>error: 502 Bad Gateway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telegraphis.net/data/countri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elegraphis.net</text:p>
          </table:table-cell>
          <table:table-cell office:value-type="string" calcext:value-type="string">
            <text:p>error 500</text:p>
          </table:table-cell>
          <table:table-cell table:number-columns-repeated="13" office:value-type="string" calcext:value-type="string">
            <text:p>error: 500 Internal Server Error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noticias.universia.net/d2r-server/sno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noticias.universia.net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ww.crystallography.net:2020/sno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crystallography.net:202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pps.ideaconsult.net:8080/ontolog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ps.ideaconsult.net:808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liada.scanbit.net:8891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liada.scanbit.net:8891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dive.beeldengeluid.nl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dive.beeldengeluid.nl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utchshipsandsailors.nl/data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utchshipsandsailors.nl</text:p>
          </table:table-cell>
          <table:table-cell office:value-type="string" calcext:value-type="string">
            <text:p>error 500</text:p>
          </table:table-cell>
          <table:table-cell table:number-columns-repeated="13" office:value-type="string" calcext:value-type="string">
            <text:p>error: 500 Internal Server Error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enipedia.tudelft.nl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nipedia.tudelft.nl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emanticweb.cs.vu.nl/europeana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manticweb.cs.vu.nl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Unavailable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emanticweb.cs.vu.nl/ds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manticweb.cs.vu.nl</text:p>
          </table:table-cell>
          <table:table-cell office:value-type="string" calcext:value-type="string">
            <text:p>error 500</text:p>
          </table:table-cell>
          <table:table-cell table:number-columns-repeated="13" office:value-type="string" calcext:value-type="string">
            <text:p>error: 500 Internal Server Error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eculture2.cs.vu.nl:5020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culture2.cs.vu.nl:502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eculture2.cs.vu.nl:8890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culture2.cs.vu.nl:889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bibsys.no/data/query_authority.htm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bibsys.no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lenka.no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lenka.no</text:p>
          </table:table-cell>
          <table:table-cell office:value-type="string" calcext:value-type="string">
            <text:p>error 502</text:p>
          </table:table-cell>
          <table:table-cell table:number-columns-repeated="13" office:value-type="string" calcext:value-type="string">
            <text:p>error: 502 Bad Gateway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ksw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ksw.org</text:p>
          </table:table-cell>
          <table:table-cell office:value-type="string" calcext:value-type="string">
            <text:p>1.0 (inferred) XML</text:p>
          </table:table-cell>
          <table:table-cell table:number-columns-repeated="13" office:value-type="string" calcext:value-type="string">
            <text:p>error: 400 Bad Request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linkedspending.aksw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nkedspending.aksw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Unavailable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lodstats.aksw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odstats.aksw.org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emanticquran.aksw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manticquran.aksw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Unavailable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ariadne-eu.org/sparql.tp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ariadne-eu.org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os.artium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os.artium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babelnet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abelnet.org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400 Bad Request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fcsid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fcsid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ffymetrix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ffymetrix.bio2rdf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biocarta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iocarta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biocyc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iocyc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biomodels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iomodels.bio2rdf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biopax.biomodels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iopax.biomodels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bioportal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ioportal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8" office:value-type="string" calcext:value-type="string">
            <text:p>error: network DNS or CORS</text:p>
          </table:table-cell>
          <table:table-cell table:number-columns-repeated="5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cas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s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chebi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ebi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chembl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embl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clinicaltrials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inicaltrials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8" office:value-type="string" calcext:value-type="string">
            <text:p>error: network DNS or CORS</text:p>
          </table:table-cell>
          <table:table-cell table:number-columns-repeated="5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ctd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td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8" office:value-type="string" calcext:value-type="string">
            <text:p>error: network DNS or CORS</text:p>
          </table:table-cell>
          <table:table-cell table:number-columns-repeated="5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bpedia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bpedia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bsnp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bsnp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r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r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rugbank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rugbank.bio2rdf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ec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c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genage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enage.bio2rdf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genbank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enbank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gendr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endr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gene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ene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gl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l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goa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oa.bio2rdf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hgnc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gnc.bio2rdf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hhpid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hpid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homologene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omologene.bio2rdf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inoh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oh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interpro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terpro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ipi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pi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iproclass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proclass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irefindex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refindex.bio2rdf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kegg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egg.bio2rdf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biopax.kegg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iopax.kegg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linkedspl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nkedspl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lsr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sr.bio2rdf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mesh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sh.bio2rdf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mgi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gi.bio2rdf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ncbigene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cbigene.bio2rdf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ndc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dc.bio2rdf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netpath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etpath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nextprot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extprot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obo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bo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omim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mim.bio2rdf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orphanet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rphanet.bio2rdf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pathwaycommons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thwaycommons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pdb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db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pfam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fam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pharmgkb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armgkb.bio2rdf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biopax.pharmgkb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iopax.pharmgkb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pid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d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prodom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odom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prosite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osite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pubchem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ubchem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pubmed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ubmed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8" office:value-type="string" calcext:value-type="string">
            <text:p>error: network DNS or CORS</text:p>
          </table:table-cell>
          <table:table-cell table:number-columns-repeated="5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reactome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actome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rhea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hea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rn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n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abiork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abiork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gd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d.bio2rdf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ider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ider.bio2rdf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pike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ike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taxonomy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axonomy.bio2rdf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unists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nists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ikipathways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ikipathways.bio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ormbase.bio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ormbase.bio2rdf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collection.britishmuseum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llection.britishmuseum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Unavailable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catalogus-professorum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talogus-professorum.org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parql.contextdatacloud.or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.contextdatacloud.org</text:p>
          </table:table-cell>
          <table:table-cell office:value-type="string" calcext:value-type="string">
            <text:p>1.1 (inferred) Ttl</text:p>
          </table:table-cell>
          <table:table-cell table:number-columns-repeated="13" office:value-type="string" calcext:value-type="string">
            <text:p>error: 400 Bad Request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commons.dbpedia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mmons.dbpedia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ikidata.dbpedia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ikidata.dbpedia.org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iktionary.dbpedia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iktionary.dbpedia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btune.org/myspace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btune.org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hcls.deri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cls.deri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rdf.disgenet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df.disgenet.org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fundacionctic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fundacionctic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Unavailable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idi.fundacionctic.org/classifications_endpoint/eurovo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di.fundacionctic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lod.gesis.org/thesoz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od.gesis.org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govwild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ovwild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identifiers.org/service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dentifiers.org</text:p>
          </table:table-cell>
          <table:table-cell office:value-type="string" calcext:value-type="string">
            <text:p>error 403</text:p>
          </table:table-cell>
          <table:table-cell table:number-columns-repeated="13" office:value-type="string" calcext:value-type="string">
            <text:p>error: 403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parql.kupkb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.kupkb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omwn.linguistic-lod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mwn.linguistic-lod.org</text:p>
          </table:table-cell>
          <table:table-cell office:value-type="string" calcext:value-type="string">
            <text:p>error 404</text:p>
          </table:table-cell>
          <table:table-cell table:number-columns-repeated="8" office:value-type="string" calcext:value-type="string">
            <text:p>error: 502 Proxy Error</text:p>
          </table:table-cell>
          <table:table-cell table:number-columns-repeated="2" office:value-type="string" calcext:value-type="string">
            <text:p>error: 404 Not Found</text:p>
          </table:table-cell>
          <table:table-cell table:number-columns-repeated="3" office:value-type="string" calcext:value-type="string">
            <text:p>error: 502 Proxy Error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linked-data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nked-data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eurostat.linked-statistics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urostat.linked-statistics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linkedct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linkedct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Unavailable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linkededucation.org/request/lak-conference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linkededucation.org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linkededucation.org/request/ted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linkededucation.org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parql.linkedfood.or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.linkedfood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linkedmdb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linkedmdb.org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Unavailable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lobid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obid.org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agalpha.mathbiol.org/repositories/tcg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alpha.mathbiol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vt.mo-ld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.mo-ld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parql.msc2010.or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.msc2010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rdf.myexperiment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df.myexperiment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corpora.nlp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rpora.nlp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mlode.nlp2rdf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lode.nlp2rdf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nomisma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misma.org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oceandrilling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oceandrilling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eris.okfn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ris.okfn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lov.okfn.org/endpoint/lo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ov.okfn.org</text:p>
          </table:table-cell>
          <table:table-cell office:value-type="string" calcext:value-type="string">
            <text:p>1.0 (inferred) text/plain</text:p>
          </table:table-cell>
          <table:table-cell table:number-columns-repeated="13" office:value-type="string" calcext:value-type="string">
            <text:p>error: Unexpected response type text/plain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parql.openmobilenetwork.or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.openmobilenetwork.org</text:p>
          </table:table-cell>
          <table:table-cell office:value-type="string" calcext:value-type="string">
            <text:p>1.1 (inferred) Ttl</text:p>
          </table:table-cell>
          <table:table-cell table:number-columns-repeated="13" office:value-type="string" calcext:value-type="string">
            <text:p>error: 400 Bad Request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ww.opmw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opmw.org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0 No dataset descriptio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ld.panlex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.panlex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provenanceweb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ovenanceweb.org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500 Internal Server Error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rdf.pubannotation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df.pubannotation.org</text:p>
          </table:table-cell>
          <table:table-cell office:value-type="string" calcext:value-type="string">
            <text:p>error 404</text:p>
          </table:table-cell>
          <table:table-cell table:number-columns-repeated="10" office:value-type="string" calcext:value-type="string">
            <text:p>error: 404 Not Found</text:p>
          </table:table-cell>
          <table:table-cell table:number-columns-repeated="3" office:value-type="string" calcext:value-type="string">
            <text:p>error: 403 Forbidden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purl.org/twc/hub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url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purl.org/weso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url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purl.org/openbibliosets/iucr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url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purl.org/twc/arrayexpress/virtuoso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url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semanticweb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semanticweb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cb.semsol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b.semsol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ww.sparql.org/sparql.htm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sparql.org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river.styx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iver.styx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lsd.taxonconcept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sd.taxonconcept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tour-pedia.or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our-pedia.org</text:p>
          </table:table-cell>
          <table:table-cell office:value-type="string" calcext:value-type="string">
            <text:p>error 502</text:p>
          </table:table-cell>
          <table:table-cell table:number-columns-repeated="13" office:value-type="string" calcext:value-type="string">
            <text:p>error: 502 Proxy Error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platform.uberblic.org/api/v1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latform.uberblic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beta.sparql.uniprot.or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eta.sparql.uniprot.org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query.wikidata.or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query.wikidata.org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parql.wikipathways.or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.wikipathways.org</text:p>
          </table:table-cell>
          <table:table-cell office:value-type="string" calcext:value-type="string">
            <text:p>error 406</text:p>
          </table:table-cell>
          <table:table-cell table:number-columns-repeated="13" office:value-type="string" calcext:value-type="string">
            <text:p>error: 406 Unacceptable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bibbase.org:2020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bibbase.org:202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hcls.deri.org:8080/openrdf-sesame/repositories/tcg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cls.deri.org:808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parql.jesandco.org:8890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.jesandco.org:889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parql.neurocommons.org:8890/n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.neurocommons.org:8890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Temporarily U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twarql.org:8890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warql.org:889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parql.sstu.ru:3030/speciality-vocabulary/quer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arql.sstu.ru:3030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emo.spraakdata.gu.se/ltlod/te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emo.spraakdata.gu.se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lab3.libris.kb.se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ab3.libris.kb.se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ww.ida.liu.se/projects/semtech/openrdf-sesame/repositories/energ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ida.liu.se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rdf.farmbio.uu.se/chembl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df.farmbio.uu.se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foodpedia.tk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oodpedia.t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ege.edu.tr/ep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ege.edu.tr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lod.apc.gov.tw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od.apc.gov.tw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ecowlim.tfri.gov.tw/sparql/quer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cowlim.tfri.gov.tw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geoname.linkedopendata.tw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eoname.linkedopendata.tw</text:p>
          </table:table-cell>
          <table:table-cell office:value-type="string" calcext:value-type="string">
            <text:p>error 503</text:p>
          </table:table-cell>
          <table:table-cell table:number-columns-repeated="13" office:value-type="string" calcext:value-type="string">
            <text:p>error: 503 Service Unavailable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odw.tw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odw.tw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pomelo.iis.sinica.edu.tw:2020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melo.iis.sinica.edu.tw:202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resrev.ilrt.bris.ac.uk/data-server-workshop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srev.ilrt.bris.ac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crystaleye.ch.cam.ac.uk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rystaleye.ch.cam.ac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data.copac.ac.uk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ta.copac.ac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core.kmi.open.ac.uk/squer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re.kmi.open.ac.uk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iserve.kmi.open.ac.uk/iserve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serve.kmi.open.ac.uk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meducator.open.ac.uk/resourcesrestapi/rest/meducator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ducator.open.ac.uk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martlink.open.ac.uk/smartlink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martlink.open.ac.uk</text:p>
          </table:table-cell>
          <table:table-cell office:value-type="string" calcext:value-type="string">
            <text:p>error 404</text:p>
          </table:table-cell>
          <table:table-cell table:number-columns-repeated="13" office:value-type="string" calcext:value-type="string">
            <text:p>error: 404 Not Found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gov.tso.co.uk/transport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ov.tso.co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gov.tso.co.uk/dclg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ov.tso.co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gov.tso.co.uk/coin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ov.tso.co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gov.tso.co.uk/legislation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ov.tso.co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openuplabs.tso.co.uk/sparql/gov-educ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enuplabs.tso.co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os.services.tso.co.uk/geo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s.services.tso.co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ervices.data.gov.uk/research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rvices.data.gov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ervices.data.gov.uk/reference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rvices.data.gov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ervices.data.gov.uk/environment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rvices.data.gov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ervices.data.gov.uk/patent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rvices.data.gov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ervices.data.gov.uk/transport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rvices.data.gov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ervices.data.gov.uk/education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rvices.data.gov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ervices.data.gov.uk/statistic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rvices.data.gov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ervices.data.gov.uk/busines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rvices.data.gov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spending.lichfielddc.gov.uk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nding.lichfielddc.gov.uk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rdf.ng-london.org.uk/raphae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df.ng-london.org.uk</text:p>
          </table:table-cell>
          <table:table-cell office:value-type="string" calcext:value-type="string">
            <text:p>1.0 (inferred) HTML</text:p>
          </table:table-cell>
          <table:table-cell table:number-columns-repeated="13" office:value-type="string" calcext:value-type="string">
            <text:p>error: Unexpected response type HTML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ww.open-biomed.org.uk/sparql/endpoint/flyt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open-biomed.org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ww.open-biomed.org.uk/sparql/endpoint/tcm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open-biomed.org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ww.open-biomed.org.uk/sparql/endpoint/bdgp_2008103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open-biomed.org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ww.open-biomed.org.uk/sparql/endpoint/flyat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open-biomed.org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ww.open-biomed.org.uk/sparql/endpoint/flybas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open-biomed.org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ww.open-biomed.org.uk/sparql/endpoint/tc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open-biomed.org.uk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imash.leeds.ac.uk:8080/openrdf-workbench/repositories/amon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mash.leeds.ac.uk:8080</text:p>
          </table:table-cell>
          <table:table-cell office:value-type="string" calcext:value-type="string">
            <text:p>unknown: error: network DNS or CORS</text:p>
          </table:table-cell>
          <table:table-cell table:number-columns-repeated="13" office:value-type="string" calcext:value-type="string">
            <text:p>error: network DNS or CORS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ttp://www.zaragoza.es/datosabiertos/spar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ww.zaragoza.es</text:p>
          </table:table-cell>
          <table:table-cell office:value-type="string" calcext:value-type="string">
            <text:p>1.0 (inferred) HTML</text:p>
          </table:table-cell>
          <table:table-cell table:number-columns-repeated="2" office:value-type="string" calcext:value-type="string">
            <text:p>error: 500 Internal Server Error</text:p>
          </table:table-cell>
          <table:table-cell office:value-type="string" calcext:value-type="string">
            <text:p>...</text:p>
          </table:table-cell>
          <table:table-cell table:number-columns-repeated="5" office:value-type="string" calcext:value-type="string">
            <text:p>error: 500 Internal Server Error</text:p>
          </table:table-cell>
          <table:table-cell table:number-columns-repeated="2" office:value-type="string" calcext:value-type="string">
            <text:p>error: Unexpected response type HTML</text:p>
          </table:table-cell>
          <table:table-cell table:number-columns-repeated="3" office:value-type="string" calcext:value-type="string">
            <text:p>error: 500 Internal Server Error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 table:number-rows-repeated="1047887">
          <table:table-cell table:number-columns-repeated="37"/>
        </table:table-row>
        <table:table-row table:style-name="ro1">
          <table:table-cell table:number-columns-repeated="37"/>
        </table:table-row>
        <calcext:conditional-formats>
          <calcext:conditional-format calcext:target-range-address="Sheet1.B1:Sheet1.B1 Sheet1.U1:Sheet1.U1 Sheet1.U3:Sheet1.U1048576 Sheet1.B3:Sheet1.B1048576">
            <calcext:condition calcext:apply-style-name="Bad" calcext:value="=&quot;X&quot;" calcext:base-cell-address="Sheet1.B1"/>
            <calcext:condition calcext:apply-style-name="Good" calcext:value="=&quot;G&quot;" calcext:base-cell-address="Sheet1.B1"/>
            <calcext:condition calcext:apply-style-name="Neutral" calcext:value="=&quot;I&quot;" calcext:base-cell-address="Sheet1.B1"/>
          </calcext:conditional-format>
        </calcext:conditional-formats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T4:Sheet1.AK93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9T16:50:56.566611066</meta:creation-date>
    <dc:date>2020-04-29T17:20:48.269501236</dc:date>
    <meta:editing-duration>PT19M41S</meta:editing-duration>
    <meta:editing-cycles>2</meta:editing-cycles>
    <meta:generator>LibreOffice/6.3.5.2$Linux_X86_64 LibreOffice_project/30$Build-2</meta:generator>
    <meta:document-statistic meta:table-count="2" meta:cell-count="13966" meta:object-count="0"/>
  </office:meta>
</office:document-meta>
</file>